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75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1.4465in"/>
    </style:style>
    <style:style style:name="co6" style:family="table-column">
      <style:table-column-properties fo:break-before="auto" style:column-width="1.5252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1.8098in"/>
    </style:style>
    <style:style style:name="co9" style:family="table-column">
      <style:table-column-properties fo:break-before="auto" style:column-width="1.848in"/>
    </style:style>
    <style:style style:name="co10" style:family="table-column">
      <style:table-column-properties fo:break-before="auto" style:column-width="1.6756in"/>
    </style:style>
    <style:style style:name="co11" style:family="table-column">
      <style:table-column-properties fo:break-before="auto" style:column-width="1.6283in"/>
    </style:style>
    <style:style style:name="co12" style:family="table-column">
      <style:table-column-properties fo:break-before="auto" style:column-width="1.5583in"/>
    </style:style>
    <style:style style:name="co13" style:family="table-column">
      <style:table-column-properties fo:break-before="auto" style:column-width="1.5256in"/>
    </style:style>
    <style:style style:name="co14" style:family="table-column">
      <style:table-column-properties fo:break-before="auto" style:column-width="1.7508in"/>
    </style:style>
    <style:style style:name="co15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13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31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81"/>
    <style:style style:name="ce12" style:family="table-cell" style:parent-style-name="Default" style:data-style-name="N142">
      <style:text-properties fo:font-weight="bold" style:font-weight-asian="bold" style:font-weight-complex="bold"/>
    </style:style>
    <style:style style:name="ce13" style:family="table-cell" style:parent-style-name="Default" style:data-style-name="N143">
      <style:text-properties fo:font-weight="bold" style:font-weight-asian="bold" style:font-weight-complex="bold"/>
    </style:style>
    <style:style style:name="ce6" style:family="table-cell" style:parent-style-name="Default" style:data-style-name="N145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2"/>
        <table:table-column table:style-name="co2" table:number-columns-repeated="16331" table:default-cell-style-name="Default"/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EANK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VRES</text:p>
          </table:table-cell>
          <table:table-cell table:style-name="ce1" office:value-type="string" calcext:value-type="string">
            <text:p>SRES</text:p>
          </table:table-cell>
          <table:table-cell table:style-name="ce1" office:value-type="string" calcext:value-type="string">
            <text:p>L1 <text:s/>C</text:p>
          </table:table-cell>
          <table:table-cell table:style-name="ce1" office:value-type="string" calcext:value-type="string">
            <text:p>L1 S</text:p>
          </table:table-cell>
          <table:table-cell table:style-name="ce1" office:value-type="string" calcext:value-type="string">
            <text:p>L1 N</text:p>
          </table:table-cell>
          <table:table-cell table:style-name="ce1" office:value-type="string" calcext:value-type="string">
            <text:p>L1 CT</text:p>
          </table:table-cell>
          <table:table-cell table:style-name="ce1" office:value-type="string" calcext:value-type="string">
            <text:p>L1 ST</text:p>
          </table:table-cell>
          <table:table-cell table:style-name="ce1" office:value-type="string" calcext:value-type="string">
            <text:p>L2 C</text:p>
          </table:table-cell>
          <table:table-cell table:style-name="ce1" office:value-type="string" calcext:value-type="string">
            <text:p>L2 S</text:p>
          </table:table-cell>
          <table:table-cell table:style-name="ce1" office:value-type="string" calcext:value-type="string">
            <text:p>L2 N</text:p>
          </table:table-cell>
          <table:table-cell table:style-name="ce1" office:value-type="string" calcext:value-type="string">
            <text:p>L2 CT</text:p>
          </table:table-cell>
          <table:table-cell table:style-name="ce1" office:value-type="string" calcext:value-type="string">
            <text:p>L2 ST</text:p>
          </table:table-cell>
          <table:table-cell table:style-name="ce1" office:value-type="string" calcext:value-type="string">
            <text:p>WL</text:p>
          </table:table-cell>
          <table:table-cell table:style-name="ce1" office:value-type="string" calcext:value-type="string">
            <text:p>WC</text:p>
          </table:table-cell>
          <table:table-cell table:style-name="ce1" office:value-type="string" calcext:value-type="string">
            <text:p>WV</text:p>
          </table:table-cell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V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RGB C</text:p>
          </table:table-cell>
          <table:table-cell table:style-name="ce1" office:value-type="string" calcext:value-type="string">
            <text:p>HSV C</text:p>
          </table:table-cell>
          <table:table-cell table:style-name="ce1" office:value-type="string" calcext:value-type="string">
            <text:p>LAB C</text:p>
          </table:table-cell>
          <table:table-cell table:style-name="ce1" office:value-type="string" calcext:value-type="string">
            <text:p>RGBERR</text:p>
          </table:table-cell>
          <table:table-cell table:style-name="ce1" office:value-type="string" calcext:value-type="string">
            <text:p>HSVERR</text:p>
          </table:table-cell>
          <table:table-cell table:style-name="ce1" office:value-type="string" calcext:value-type="string">
            <text:p>LABERR</text:p>
          </table:table-cell>
          <table:table-cell table:style-name="ce1" table:number-columns-repeated="16342"/>
          <table:table-cell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FINAL_DIAMOND</text:p>
          </table:table-cell>
          <table:table-cell table:number-columns-repeated="52"/>
          <table:table-cell table:style-name="ce2"/>
          <table:table-cell table:number-columns-repeated="1633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2.58800181245839" calcext:value-type="float">
            <text:p>2.58800181245839</text:p>
          </table:table-cell>
          <table:table-cell office:value-type="float" office:value="0.0065720323532424" calcext:value-type="float">
            <text:p>0.0065720323532424</text:p>
          </table:table-cell>
          <table:table-cell office:value-type="float" office:value="0.0194630654123985" calcext:value-type="float">
            <text:p>0.0194630654123985</text:p>
          </table:table-cell>
          <table:table-cell office:value-type="float" office:value="0.199314935908889" calcext:value-type="float">
            <text:p>0.199314935908889</text:p>
          </table:table-cell>
          <table:table-cell office:value-type="float" office:value="0.405731598386986" calcext:value-type="float">
            <text:p>0.405731598386986</text:p>
          </table:table-cell>
          <table:table-cell office:value-type="float" office:value="0.556595099931154" calcext:value-type="float">
            <text:p>0.556595099931154</text:p>
          </table:table-cell>
          <table:table-cell office:value-type="float" office:value="53.7855243484749" calcext:value-type="float">
            <text:p>53.7855243484749</text:p>
          </table:table-cell>
          <table:table-cell office:value-type="float" office:value="0.237502577958155" calcext:value-type="float">
            <text:p>0.237502577958155</text:p>
          </table:table-cell>
          <table:table-cell office:value-type="float" office:value="0.287285754773682" calcext:value-type="float">
            <text:p>0.287285754773682</text:p>
          </table:table-cell>
          <table:table-cell office:value-type="float" office:value="0.350209024871044" calcext:value-type="float">
            <text:p>0.350209024871044</text:p>
          </table:table-cell>
          <table:table-cell office:value-type="float" office:value="0.359602046839234" calcext:value-type="float">
            <text:p>0.359602046839234</text:p>
          </table:table-cell>
          <table:table-cell office:value-type="float" office:value="74.6963750345866" calcext:value-type="float">
            <text:p>74.6963750345866</text:p>
          </table:table-cell>
          <table:table-cell office:value-type="float" office:value="0.216847374672229" calcext:value-type="float">
            <text:p>0.216847374672229</text:p>
          </table:table-cell>
          <table:table-cell office:value-type="float" office:value="0.728097110926493" calcext:value-type="float">
            <text:p>0.728097110926493</text:p>
          </table:table-cell>
          <table:table-cell office:value-type="float" office:value="0.128086905362409" calcext:value-type="float">
            <text:p>0.128086905362409</text:p>
          </table:table-cell>
          <table:table-cell office:value-type="float" office:value="0.762658398203882" calcext:value-type="float">
            <text:p>0.762658398203882</text:p>
          </table:table-cell>
          <table:table-cell office:value-type="float" office:value="0.00768550366538133" calcext:value-type="float">
            <text:p>0.00768550366538133</text:p>
          </table:table-cell>
          <table:table-cell office:value-type="float" office:value="0.0224968757511832" calcext:value-type="float">
            <text:p>0.0224968757511832</text:p>
          </table:table-cell>
          <table:table-cell office:value-type="float" office:value="0.64066269996232" calcext:value-type="float">
            <text:p>0.64066269996232</text:p>
          </table:table-cell>
          <table:table-cell office:value-type="float" office:value="1.50286914952701" calcext:value-type="float">
            <text:p>1.50286914952701</text:p>
          </table:table-cell>
          <table:table-cell table:style-name="ce5" office:value-type="float" office:value="0.0000000593674098802511" calcext:value-type="float">
            <text:p>5.94E-08</text:p>
          </table:table-cell>
          <table:table-cell table:style-name="ce5" office:value-type="float" office:value="0.00000152330683432755" calcext:value-type="float">
            <text:p>1.52E-0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ABS([.AJ4]-26)" office:value-type="float" office:value="26" calcext:value-type="float">
            <text:p>26</text:p>
          </table:table-cell>
          <table:table-cell table:formula="of:=ABS([.AK4]-26)" office:value-type="float" office:value="0" calcext:value-type="float">
            <text:p>0</text:p>
          </table:table-cell>
          <table:table-cell table:formula="of:=ABS([.AL4]-26)" office:value-type="float" office:value="15" calcext:value-type="float">
            <text:p>15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float" office:value="199" calcext:value-type="float">
            <text:p>199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2.18009079302262" calcext:value-type="float">
            <text:p>2.18009079302262</text:p>
          </table:table-cell>
          <table:table-cell office:value-type="float" office:value="0.00555169100239207" calcext:value-type="float">
            <text:p>0.00555169100239207</text:p>
          </table:table-cell>
          <table:table-cell office:value-type="float" office:value="0.0349710629997875" calcext:value-type="float">
            <text:p>0.0349710629997875</text:p>
          </table:table-cell>
          <table:table-cell office:value-type="float" office:value="0.321094202587991" calcext:value-type="float">
            <text:p>0.321094202587991</text:p>
          </table:table-cell>
          <table:table-cell office:value-type="float" office:value="0.72402130877975" calcext:value-type="float">
            <text:p>0.72402130877975</text:p>
          </table:table-cell>
          <table:table-cell office:value-type="float" office:value="0.528874293134934" calcext:value-type="float">
            <text:p>0.528874293134934</text:p>
          </table:table-cell>
          <table:table-cell office:value-type="float" office:value="57.8962532316497" calcext:value-type="float">
            <text:p>57.8962532316497</text:p>
          </table:table-cell>
          <table:table-cell office:value-type="float" office:value="0.598437742397295" calcext:value-type="float">
            <text:p>0.598437742397295</text:p>
          </table:table-cell>
          <table:table-cell office:value-type="float" office:value="0.317065929619137" calcext:value-type="float">
            <text:p>0.317065929619137</text:p>
          </table:table-cell>
          <table:table-cell office:value-type="float" office:value="0.427652364122841" calcext:value-type="float">
            <text:p>0.427652364122841</text:p>
          </table:table-cell>
          <table:table-cell office:value-type="float" office:value="0.294673684869827" calcext:value-type="float">
            <text:p>0.294673684869827</text:p>
          </table:table-cell>
          <table:table-cell office:value-type="float" office:value="71.4540200827801" calcext:value-type="float">
            <text:p>71.4540200827801</text:p>
          </table:table-cell>
          <table:table-cell office:value-type="float" office:value="0.664613229731958" calcext:value-type="float">
            <text:p>0.664613229731958</text:p>
          </table:table-cell>
          <table:table-cell office:value-type="float" office:value="0.16563688898846" calcext:value-type="float">
            <text:p>0.16563688898846</text:p>
          </table:table-cell>
          <table:table-cell office:value-type="float" office:value="0.710046043258856" calcext:value-type="float">
            <text:p>0.710046043258856</text:p>
          </table:table-cell>
          <table:table-cell office:value-type="float" office:value="0.539843042118419" calcext:value-type="float">
            <text:p>0.539843042118419</text:p>
          </table:table-cell>
          <table:table-cell office:value-type="float" office:value="0.00551782057692093" calcext:value-type="float">
            <text:p>0.00551782057692093</text:p>
          </table:table-cell>
          <table:table-cell office:value-type="float" office:value="0.0208117571853053" calcext:value-type="float">
            <text:p>0.0208117571853053</text:p>
          </table:table-cell>
          <table:table-cell office:value-type="float" office:value="0.423488569171032" calcext:value-type="float">
            <text:p>0.423488569171032</text:p>
          </table:table-cell>
          <table:table-cell office:value-type="float" office:value="1.55576655664517" calcext:value-type="float">
            <text:p>1.55576655664517</text:p>
          </table:table-cell>
          <table:table-cell table:style-name="ce5" office:value-type="float" office:value="0.000000200805816607574" calcext:value-type="float">
            <text:p>2.01E-07</text:p>
          </table:table-cell>
          <table:table-cell table:style-name="ce5" office:value-type="float" office:value="0.00000132741018095418" calcext:value-type="float">
            <text:p>1.33E-0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ABS([.AJ5]-26)" office:value-type="float" office:value="11" calcext:value-type="float">
            <text:p>11</text:p>
          </table:table-cell>
          <table:table-cell table:formula="of:=ABS([.AK5]-26)" office:value-type="float" office:value="1" calcext:value-type="float">
            <text:p>1</text:p>
          </table:table-cell>
          <table:table-cell table:formula="of:=ABS([.AL5]-26)" office:value-type="float" office:value="3" calcext:value-type="float">
            <text:p>3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67" calcext:value-type="float">
            <text:p>16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float" office:value="194" calcext:value-type="float">
            <text:p>194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2.45601676723004" calcext:value-type="float">
            <text:p>2.45601676723004</text:p>
          </table:table-cell>
          <table:table-cell office:value-type="float" office:value="0.00549061976476583" calcext:value-type="float">
            <text:p>0.00549061976476583</text:p>
          </table:table-cell>
          <table:table-cell office:value-type="float" office:value="0.0222351639579385" calcext:value-type="float">
            <text:p>0.0222351639579385</text:p>
          </table:table-cell>
          <table:table-cell office:value-type="float" office:value="0.202258296100882" calcext:value-type="float">
            <text:p>0.202258296100882</text:p>
          </table:table-cell>
          <table:table-cell office:value-type="float" office:value="0.655056811744772" calcext:value-type="float">
            <text:p>0.655056811744772</text:p>
          </table:table-cell>
          <table:table-cell office:value-type="float" office:value="0.520829845493922" calcext:value-type="float">
            <text:p>0.520829845493922</text:p>
          </table:table-cell>
          <table:table-cell office:value-type="float" office:value="148.859055621859" calcext:value-type="float">
            <text:p>148.859055621859</text:p>
          </table:table-cell>
          <table:table-cell office:value-type="float" office:value="0.0361824523680672" calcext:value-type="float">
            <text:p>0.0361824523680672</text:p>
          </table:table-cell>
          <table:table-cell office:value-type="float" office:value="0.387355343012293" calcext:value-type="float">
            <text:p>0.387355343012293</text:p>
          </table:table-cell>
          <table:table-cell office:value-type="float" office:value="0.270421559250044" calcext:value-type="float">
            <text:p>0.270421559250044</text:p>
          </table:table-cell>
          <table:table-cell office:value-type="float" office:value="0.503504806553225" calcext:value-type="float">
            <text:p>0.503504806553225</text:p>
          </table:table-cell>
          <table:table-cell office:value-type="float" office:value="115.511878666236" calcext:value-type="float">
            <text:p>115.511878666236</text:p>
          </table:table-cell>
          <table:table-cell office:value-type="float" office:value="0.0213289110995477" calcext:value-type="float">
            <text:p>0.0213289110995477</text:p>
          </table:table-cell>
          <table:table-cell office:value-type="float" office:value="0.606693562776674" calcext:value-type="float">
            <text:p>0.606693562776674</text:p>
          </table:table-cell>
          <table:table-cell office:value-type="float" office:value="0.983864839638757" calcext:value-type="float">
            <text:p>0.983864839638757</text:p>
          </table:table-cell>
          <table:table-cell office:value-type="float" office:value="0.501619232184666" calcext:value-type="float">
            <text:p>0.501619232184666</text:p>
          </table:table-cell>
          <table:table-cell office:value-type="float" office:value="0.00729856733516147" calcext:value-type="float">
            <text:p>0.00729856733516147</text:p>
          </table:table-cell>
          <table:table-cell office:value-type="float" office:value="0.0208116225458801" calcext:value-type="float">
            <text:p>0.0208116225458801</text:p>
          </table:table-cell>
          <table:table-cell office:value-type="float" office:value="0.669288497644809" calcext:value-type="float">
            <text:p>0.669288497644809</text:p>
          </table:table-cell>
          <table:table-cell office:value-type="float" office:value="1.2349745105104" calcext:value-type="float">
            <text:p>1.2349745105104</text:p>
          </table:table-cell>
          <table:table-cell table:style-name="ce5" office:value-type="float" office:value="0.000000106238661531563" calcext:value-type="float">
            <text:p>1.06E-07</text:p>
          </table:table-cell>
          <table:table-cell table:style-name="ce5" office:value-type="float" office:value="0.00000123319227475248" calcext:value-type="float">
            <text:p>1.23E-0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ABS([.AJ6]-26)" office:value-type="float" office:value="27" calcext:value-type="float">
            <text:p>27</text:p>
          </table:table-cell>
          <table:table-cell table:formula="of:=ABS([.AK6]-26)" office:value-type="float" office:value="1" calcext:value-type="float">
            <text:p>1</text:p>
          </table:table-cell>
          <table:table-cell table:formula="of:=ABS([.AL6]-26)" office:value-type="float" office:value="18" calcext:value-type="float">
            <text:p>18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191" calcext:value-type="float">
            <text:p>191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2.93079722187129" calcext:value-type="float">
            <text:p>2.93079722187129</text:p>
          </table:table-cell>
          <table:table-cell office:value-type="float" office:value="0.00556379877662578" calcext:value-type="float">
            <text:p>0.00556379877662578</text:p>
          </table:table-cell>
          <table:table-cell office:value-type="float" office:value="0.0248052784695375" calcext:value-type="float">
            <text:p>0.0248052784695375</text:p>
          </table:table-cell>
          <table:table-cell office:value-type="float" office:value="0.0659692057776899" calcext:value-type="float">
            <text:p>0.0659692057776899</text:p>
          </table:table-cell>
          <table:table-cell office:value-type="float" office:value="0.547039700965672" calcext:value-type="float">
            <text:p>0.547039700965672</text:p>
          </table:table-cell>
          <table:table-cell office:value-type="float" office:value="0.201161026183285" calcext:value-type="float">
            <text:p>0.201161026183285</text:p>
          </table:table-cell>
          <table:table-cell office:value-type="float" office:value="111.294988516073" calcext:value-type="float">
            <text:p>111.294988516073</text:p>
          </table:table-cell>
          <table:table-cell office:value-type="float" office:value="0.794437037412785" calcext:value-type="float">
            <text:p>0.794437037412785</text:p>
          </table:table-cell>
          <table:table-cell office:value-type="float" office:value="0.115022879674195" calcext:value-type="float">
            <text:p>0.115022879674195</text:p>
          </table:table-cell>
          <table:table-cell office:value-type="float" office:value="0.35468945008745" calcext:value-type="float">
            <text:p>0.35468945008745</text:p>
          </table:table-cell>
          <table:table-cell office:value-type="float" office:value="0.468230819170695" calcext:value-type="float">
            <text:p>0.468230819170695</text:p>
          </table:table-cell>
          <table:table-cell office:value-type="float" office:value="141.037690234524" calcext:value-type="float">
            <text:p>141.037690234524</text:p>
          </table:table-cell>
          <table:table-cell office:value-type="float" office:value="0.281692442016783" calcext:value-type="float">
            <text:p>0.281692442016783</text:p>
          </table:table-cell>
          <table:table-cell office:value-type="float" office:value="0.653511875124989" calcext:value-type="float">
            <text:p>0.653511875124989</text:p>
          </table:table-cell>
          <table:table-cell office:value-type="float" office:value="0.740954946375549" calcext:value-type="float">
            <text:p>0.740954946375549</text:p>
          </table:table-cell>
          <table:table-cell office:value-type="float" office:value="0.280070906335751" calcext:value-type="float">
            <text:p>0.280070906335751</text:p>
          </table:table-cell>
          <table:table-cell office:value-type="float" office:value="0.00923164664350679" calcext:value-type="float">
            <text:p>0.00923164664350679</text:p>
          </table:table-cell>
          <table:table-cell office:value-type="float" office:value="0.0241457191306188" calcext:value-type="float">
            <text:p>0.0241457191306188</text:p>
          </table:table-cell>
          <table:table-cell office:value-type="float" office:value="0.755350080753757" calcext:value-type="float">
            <text:p>0.755350080753757</text:p>
          </table:table-cell>
          <table:table-cell office:value-type="float" office:value="1.45313955744093" calcext:value-type="float">
            <text:p>1.45313955744093</text:p>
          </table:table-cell>
          <table:table-cell table:style-name="ce5" office:value-type="float" office:value="0.000000194721982024795" calcext:value-type="float">
            <text:p>1.95E-07</text:p>
          </table:table-cell>
          <table:table-cell table:style-name="ce5" office:value-type="float" office:value="0.00000100577461570125" calcext:value-type="float">
            <text:p>1.01E-0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ABS([.AJ7]-26)" office:value-type="float" office:value="6" calcext:value-type="float">
            <text:p>6</text:p>
          </table:table-cell>
          <table:table-cell table:formula="of:=ABS([.AK7]-26)" office:value-type="float" office:value="1" calcext:value-type="float">
            <text:p>1</text:p>
          </table:table-cell>
          <table:table-cell table:formula="of:=ABS([.AL7]-26)" office:value-type="float" office:value="19" calcext:value-type="float">
            <text:p>19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2.31893001017419" calcext:value-type="float">
            <text:p>2.31893001017419</text:p>
          </table:table-cell>
          <table:table-cell office:value-type="float" office:value="0.00561437253486962" calcext:value-type="float">
            <text:p>0.00561437253486962</text:p>
          </table:table-cell>
          <table:table-cell office:value-type="float" office:value="0.0396089895838516" calcext:value-type="float">
            <text:p>0.0396089895838516</text:p>
          </table:table-cell>
          <table:table-cell office:value-type="float" office:value="0.369587621231351" calcext:value-type="float">
            <text:p>0.369587621231351</text:p>
          </table:table-cell>
          <table:table-cell office:value-type="float" office:value="0.379225883555659" calcext:value-type="float">
            <text:p>0.379225883555659</text:p>
          </table:table-cell>
          <table:table-cell office:value-type="float" office:value="0.470612796112935" calcext:value-type="float">
            <text:p>0.470612796112935</text:p>
          </table:table-cell>
          <table:table-cell office:value-type="float" office:value="118.2344359876" calcext:value-type="float">
            <text:p>118.2344359876</text:p>
          </table:table-cell>
          <table:table-cell office:value-type="float" office:value="0.879261186101093" calcext:value-type="float">
            <text:p>0.879261186101093</text:p>
          </table:table-cell>
          <table:table-cell office:value-type="float" office:value="0.378447538318692" calcext:value-type="float">
            <text:p>0.378447538318692</text:p>
          </table:table-cell>
          <table:table-cell office:value-type="float" office:value="0.462444961711003" calcext:value-type="float">
            <text:p>0.462444961711003</text:p>
          </table:table-cell>
          <table:table-cell office:value-type="float" office:value="0.203975649583235" calcext:value-type="float">
            <text:p>0.203975649583235</text:p>
          </table:table-cell>
          <table:table-cell office:value-type="float" office:value="23.7218159501545" calcext:value-type="float">
            <text:p>23.7218159501545</text:p>
          </table:table-cell>
          <table:table-cell office:value-type="float" office:value="0.907135051557381" calcext:value-type="float">
            <text:p>0.907135051557381</text:p>
          </table:table-cell>
          <table:table-cell office:value-type="float" office:value="0.377953950097972" calcext:value-type="float">
            <text:p>0.377953950097972</text:p>
          </table:table-cell>
          <table:table-cell office:value-type="float" office:value="0.122088566222885" calcext:value-type="float">
            <text:p>0.122088566222885</text:p>
          </table:table-cell>
          <table:table-cell office:value-type="float" office:value="0.869599261048091" calcext:value-type="float">
            <text:p>0.869599261048091</text:p>
          </table:table-cell>
          <table:table-cell office:value-type="float" office:value="0.00685759612631853" calcext:value-type="float">
            <text:p>0.00685759612631853</text:p>
          </table:table-cell>
          <table:table-cell office:value-type="float" office:value="0.0249106122857119" calcext:value-type="float">
            <text:p>0.0249106122857119</text:p>
          </table:table-cell>
          <table:table-cell office:value-type="float" office:value="0.473575868136802" calcext:value-type="float">
            <text:p>0.473575868136802</text:p>
          </table:table-cell>
          <table:table-cell office:value-type="float" office:value="1.54531160276292" calcext:value-type="float">
            <text:p>1.54531160276292</text:p>
          </table:table-cell>
          <table:table-cell table:style-name="ce5" office:value-type="float" office:value="0.000000143898823684732" calcext:value-type="float">
            <text:p>1.44E-07</text:p>
          </table:table-cell>
          <table:table-cell table:style-name="ce5" office:value-type="float" office:value="0.0000012663678874793" calcext:value-type="float">
            <text:p>1.27E-0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ABS([.AJ8]-26)" office:value-type="float" office:value="27" calcext:value-type="float">
            <text:p>27</text:p>
          </table:table-cell>
          <table:table-cell table:formula="of:=ABS([.AK8]-26)" office:value-type="float" office:value="1" calcext:value-type="float">
            <text:p>1</text:p>
          </table:table-cell>
          <table:table-cell table:formula="of:=ABS([.AL8]-26)" office:value-type="float" office:value="13" calcext:value-type="float">
            <text:p>13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table:style-name="ce3" table:formula="of:=AVERAGE([.A4:.A8])" office:value-type="float" office:value="123.2" calcext:value-type="float">
            <text:p>123.2000</text:p>
          </table:table-cell>
          <table:table-cell table:style-name="ce3" table:formula="of:=AVERAGE([.B4:.B8])" office:value-type="float" office:value="116.2" calcext:value-type="float">
            <text:p>116.2000</text:p>
          </table:table-cell>
          <table:table-cell table:style-name="ce3" table:formula="of:=AVERAGE([.C4:.C8])" office:value-type="float" office:value="94" calcext:value-type="float">
            <text:p>94.0000</text:p>
          </table:table-cell>
          <table:table-cell table:style-name="ce3" table:formula="of:=AVERAGE([.D4:.D8])" office:value-type="float" office:value="22.2" calcext:value-type="float">
            <text:p>22.2000</text:p>
          </table:table-cell>
          <table:table-cell table:style-name="ce3" table:formula="of:=AVERAGE([.E4:.E8])" office:value-type="float" office:value="169.6" calcext:value-type="float">
            <text:p>169.6000</text:p>
          </table:table-cell>
          <table:table-cell table:style-name="ce3" table:formula="of:=AVERAGE([.F4:.F8])" office:value-type="float" office:value="89.6" calcext:value-type="float">
            <text:p>89.6000</text:p>
          </table:table-cell>
          <table:table-cell table:style-name="ce3" table:formula="of:=AVERAGE([.G4:.G8])" office:value-type="float" office:value="98.2" calcext:value-type="float">
            <text:p>98.2000</text:p>
          </table:table-cell>
          <table:table-cell table:style-name="ce3" table:formula="of:=AVERAGE([.H4:.H8])" office:value-type="float" office:value="47.2" calcext:value-type="float">
            <text:p>47.2000</text:p>
          </table:table-cell>
          <table:table-cell table:style-name="ce3" table:formula="of:=AVERAGE([.I4:.I8])" office:value-type="float" office:value="193.2" calcext:value-type="float">
            <text:p>193.2000</text:p>
          </table:table-cell>
          <table:table-cell table:style-name="ce3" table:formula="of:=AVERAGE([.J4:.J8])" office:value-type="float" office:value="110" calcext:value-type="float">
            <text:p>110.0000</text:p>
          </table:table-cell>
          <table:table-cell table:style-name="ce3" table:formula="of:=AVERAGE([.K4:.K8])" office:value-type="float" office:value="109.8" calcext:value-type="float">
            <text:p>109.8000</text:p>
          </table:table-cell>
          <table:table-cell table:style-name="ce4" table:formula="of:=AVERAGE([.L4:.L8])" office:value-type="float" office:value="60.8" calcext:value-type="float">
            <text:p>61</text:p>
          </table:table-cell>
          <table:table-cell table:style-name="ce3" table:formula="of:=AVERAGE([.M4:.M8])" office:value-type="float" office:value="2.49476732095131" calcext:value-type="float">
            <text:p>2.4948</text:p>
          </table:table-cell>
          <table:table-cell table:style-name="ce3" table:formula="of:=AVERAGE([.N4:.N8])" office:value-type="float" office:value="0.00575850288637914" calcext:value-type="float">
            <text:p>0.0058</text:p>
          </table:table-cell>
          <table:table-cell table:style-name="ce3" table:formula="of:=AVERAGE([.O4:.O8])" office:value-type="float" office:value="0.0282167120847027" calcext:value-type="float">
            <text:p>0.0282</text:p>
          </table:table-cell>
          <table:table-cell table:style-name="ce3" table:formula="of:=AVERAGE([.P4:.P8])" office:value-type="float" office:value="0.231644852321361" calcext:value-type="float">
            <text:p>0.2316</text:p>
          </table:table-cell>
          <table:table-cell table:style-name="ce3" table:formula="of:=AVERAGE([.Q4:.Q8])" office:value-type="float" office:value="0.542215060686568" calcext:value-type="float">
            <text:p>0.5422</text:p>
          </table:table-cell>
          <table:table-cell table:style-name="ce3" table:formula="of:=AVERAGE([.R4:.R8])" office:value-type="float" office:value="0.455614612171246" calcext:value-type="float">
            <text:p>0.4556</text:p>
          </table:table-cell>
          <table:table-cell table:style-name="ce3" table:formula="of:=AVERAGE([.S4:.S8])" office:value-type="float" office:value="98.0140515411312" calcext:value-type="float">
            <text:p>98.0141</text:p>
          </table:table-cell>
          <table:table-cell table:style-name="ce3" table:formula="of:=AVERAGE([.T4:.T8])" office:value-type="float" office:value="0.509164199247479" calcext:value-type="float">
            <text:p>0.5092</text:p>
          </table:table-cell>
          <table:table-cell table:style-name="ce3" table:formula="of:=AVERAGE([.U4:.U8])" office:value-type="float" office:value="0.2970354890796" calcext:value-type="float">
            <text:p>0.2970</text:p>
          </table:table-cell>
          <table:table-cell table:style-name="ce3" table:formula="of:=AVERAGE([.V4:.V8])" office:value-type="float" office:value="0.373083472008477" calcext:value-type="float">
            <text:p>0.3731</text:p>
          </table:table-cell>
          <table:table-cell table:style-name="ce3" table:formula="of:=AVERAGE([.W4:.W8])" office:value-type="float" office:value="0.365997401403243" calcext:value-type="float">
            <text:p>0.3660</text:p>
          </table:table-cell>
          <table:table-cell table:style-name="ce3" table:formula="of:=AVERAGE([.X4:.X8])" office:value-type="float" office:value="85.2843559936563" calcext:value-type="float">
            <text:p>85.2844</text:p>
          </table:table-cell>
          <table:table-cell table:style-name="ce3" table:formula="of:=AVERAGE([.Y4:.Y8])" office:value-type="float" office:value="0.41832340181558" calcext:value-type="float">
            <text:p>0.4183</text:p>
          </table:table-cell>
          <table:table-cell table:style-name="ce3" table:formula="of:=AVERAGE([.Z4:.Z8])" office:value-type="float" office:value="0.506378677582917" calcext:value-type="float">
            <text:p>0.5064</text:p>
          </table:table-cell>
          <table:table-cell table:style-name="ce3" table:formula="of:=AVERAGE([.AA4:.AA8])" office:value-type="float" office:value="0.537008260171691" calcext:value-type="float">
            <text:p>0.5370</text:p>
          </table:table-cell>
          <table:table-cell table:style-name="ce3" table:formula="of:=AVERAGE([.AB4:.AB8])" office:value-type="float" office:value="0.590758167978162" calcext:value-type="float">
            <text:p>0.5908</text:p>
          </table:table-cell>
          <table:table-cell table:style-name="ce3" table:formula="of:=AVERAGE([.AC4:.AC8])" office:value-type="float" office:value="0.00731822686945781" calcext:value-type="float">
            <text:p>0.0073</text:p>
          </table:table-cell>
          <table:table-cell table:style-name="ce3" table:formula="of:=AVERAGE([.AD4:.AD8])" office:value-type="float" office:value="0.0226353173797398" calcext:value-type="float">
            <text:p>0.0226</text:p>
          </table:table-cell>
          <table:table-cell table:style-name="ce3" table:formula="of:=AVERAGE([.AE4:.AE8])" office:value-type="float" office:value="0.592473143133744" calcext:value-type="float">
            <text:p>0.5925</text:p>
          </table:table-cell>
          <table:table-cell table:style-name="ce3" table:formula="of:=AVERAGE([.AF4:.AF8])" office:value-type="float" office:value="1.45841227537728" calcext:value-type="float">
            <text:p>1.4584</text:p>
          </table:table-cell>
          <table:table-cell table:style-name="ce12" table:formula="of:=AVERAGE([.AG4:.AG8])" office:value-type="float" office:value="0.000000141006538745783" calcext:value-type="float">
            <text:p>0.000000141006539</text:p>
          </table:table-cell>
          <table:table-cell table:style-name="ce13" table:formula="of:=AVERAGE([.AH4:.AH8])" office:value-type="float" office:value="0.00000127121035864295" calcext:value-type="float">
            <text:p>0.0000012712103586</text:p>
          </table:table-cell>
          <table:table-cell table:style-name="ce4" table:formula="of:=AVERAGE([.AI4:.AI8])" office:value-type="float" office:value="3" calcext:value-type="float">
            <text:p>3</text:p>
          </table:table-cell>
          <table:table-cell table:style-name="ce3" table:number-columns-repeated="16349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MAR15</text:p>
          </table:table-cell>
          <table:table-cell table:number-columns-repeated="49"/>
          <table:table-cell table:style-name="Default" table:number-columns-repeated="2"/>
          <table:table-cell/>
          <table:table-cell table:style-name="ce2" table:number-columns-repeated="2"/>
          <table:table-cell table:number-columns-repeated="1632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1.25582413703615" calcext:value-type="float">
            <text:p>1.25582413703615</text:p>
          </table:table-cell>
          <table:table-cell office:value-type="float" office:value="0.00605088133075342" calcext:value-type="float">
            <text:p>0.00605088133075342</text:p>
          </table:table-cell>
          <table:table-cell office:value-type="float" office:value="0.0233765988404309" calcext:value-type="float">
            <text:p>0.0233765988404309</text:p>
          </table:table-cell>
          <table:table-cell office:value-type="float" office:value="0.284178781674362" calcext:value-type="float">
            <text:p>0.284178781674362</text:p>
          </table:table-cell>
          <table:table-cell office:value-type="float" office:value="0.350437738573779" calcext:value-type="float">
            <text:p>0.350437738573779</text:p>
          </table:table-cell>
          <table:table-cell office:value-type="float" office:value="0.50216636737556" calcext:value-type="float">
            <text:p>0.50216636737556</text:p>
          </table:table-cell>
          <table:table-cell office:value-type="float" office:value="16.5716858712068" calcext:value-type="float">
            <text:p>16.5716858712068</text:p>
          </table:table-cell>
          <table:table-cell office:value-type="float" office:value="0.761292180836195" calcext:value-type="float">
            <text:p>0.761292180836195</text:p>
          </table:table-cell>
          <table:table-cell office:value-type="float" office:value="0.105936739064696" calcext:value-type="float">
            <text:p>0.105936739064696</text:p>
          </table:table-cell>
          <table:table-cell office:value-type="float" office:value="0.262770985491339" calcext:value-type="float">
            <text:p>0.262770985491339</text:p>
          </table:table-cell>
          <table:table-cell office:value-type="float" office:value="0.708477078766662" calcext:value-type="float">
            <text:p>0.708477078766662</text:p>
          </table:table-cell>
          <table:table-cell office:value-type="float" office:value="28.0522595323678" calcext:value-type="float">
            <text:p>28.0522595323678</text:p>
          </table:table-cell>
          <table:table-cell office:value-type="float" office:value="0.76079943697287" calcext:value-type="float">
            <text:p>0.76079943697287</text:p>
          </table:table-cell>
          <table:table-cell office:value-type="float" office:value="0.842935813695212" calcext:value-type="float">
            <text:p>0.842935813695212</text:p>
          </table:table-cell>
          <table:table-cell office:value-type="float" office:value="0.806811997335806" calcext:value-type="float">
            <text:p>0.806811997335806</text:p>
          </table:table-cell>
          <table:table-cell office:value-type="float" office:value="0.490635241510512" calcext:value-type="float">
            <text:p>0.490635241510512</text:p>
          </table:table-cell>
          <table:table-cell office:value-type="float" office:value="0.00511436002318243" calcext:value-type="float">
            <text:p>0.00511436002318243</text:p>
          </table:table-cell>
          <table:table-cell office:value-type="float" office:value="0.0215800236702119" calcext:value-type="float">
            <text:p>0.0215800236702119</text:p>
          </table:table-cell>
          <table:table-cell office:value-type="float" office:value="0.652046702814035" calcext:value-type="float">
            <text:p>0.652046702814035</text:p>
          </table:table-cell>
          <table:table-cell office:value-type="float" office:value="1.30741612490415" calcext:value-type="float">
            <text:p>1.30741612490415</text:p>
          </table:table-cell>
          <table:table-cell table:style-name="ce5" office:value-type="float" office:value="0.0000000397014856825295" calcext:value-type="float">
            <text:p>3.97E-08</text:p>
          </table:table-cell>
          <table:table-cell table:style-name="ce5" office:value-type="float" office:value="0.00000147339705455947" calcext:value-type="float">
            <text:p>1.47E-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BS([.AJ12]-39)" office:value-type="float" office:value="37" calcext:value-type="float">
            <text:p>37</text:p>
          </table:table-cell>
          <table:table-cell table:formula="of:=ABS([.AK12]-39)" office:value-type="float" office:value="20" calcext:value-type="float">
            <text:p>20</text:p>
          </table:table-cell>
          <table:table-cell table:formula="of:=ABS([.AL12]-39)" office:value-type="float" office:value="27" calcext:value-type="float">
            <text:p>27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float" office:value="176" calcext:value-type="float">
            <text:p>17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191" calcext:value-type="float">
            <text:p>191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1.9093903158562" calcext:value-type="float">
            <text:p>1.9093903158562</text:p>
          </table:table-cell>
          <table:table-cell office:value-type="float" office:value="0.00754905820083696" calcext:value-type="float">
            <text:p>0.00754905820083696</text:p>
          </table:table-cell>
          <table:table-cell office:value-type="float" office:value="0.0339872223874148" calcext:value-type="float">
            <text:p>0.0339872223874148</text:p>
          </table:table-cell>
          <table:table-cell office:value-type="float" office:value="0.352583062112844" calcext:value-type="float">
            <text:p>0.352583062112844</text:p>
          </table:table-cell>
          <table:table-cell office:value-type="float" office:value="0.621054699870805" calcext:value-type="float">
            <text:p>0.621054699870805</text:p>
          </table:table-cell>
          <table:table-cell office:value-type="float" office:value="0.519790752601091" calcext:value-type="float">
            <text:p>0.519790752601091</text:p>
          </table:table-cell>
          <table:table-cell office:value-type="float" office:value="156.896048753312" calcext:value-type="float">
            <text:p>156.896048753312</text:p>
          </table:table-cell>
          <table:table-cell office:value-type="float" office:value="0.554536517574932" calcext:value-type="float">
            <text:p>0.554536517574932</text:p>
          </table:table-cell>
          <table:table-cell office:value-type="float" office:value="0.0615511376275462" calcext:value-type="float">
            <text:p>0.0615511376275462</text:p>
          </table:table-cell>
          <table:table-cell office:value-type="float" office:value="0.244881127477989" calcext:value-type="float">
            <text:p>0.244881127477989</text:p>
          </table:table-cell>
          <table:table-cell office:value-type="float" office:value="0.719118914653283" calcext:value-type="float">
            <text:p>0.719118914653283</text:p>
          </table:table-cell>
          <table:table-cell office:value-type="float" office:value="27.3295293347671" calcext:value-type="float">
            <text:p>27.3295293347671</text:p>
          </table:table-cell>
          <table:table-cell office:value-type="float" office:value="0.653610360552526" calcext:value-type="float">
            <text:p>0.653610360552526</text:p>
          </table:table-cell>
          <table:table-cell office:value-type="float" office:value="0.172719082690698" calcext:value-type="float">
            <text:p>0.172719082690698</text:p>
          </table:table-cell>
          <table:table-cell office:value-type="float" office:value="0.22491205645298" calcext:value-type="float">
            <text:p>0.22491205645298</text:p>
          </table:table-cell>
          <table:table-cell office:value-type="float" office:value="0.652268018373648" calcext:value-type="float">
            <text:p>0.652268018373648</text:p>
          </table:table-cell>
          <table:table-cell office:value-type="float" office:value="0.0092773303717135" calcext:value-type="float">
            <text:p>0.0092773303717135</text:p>
          </table:table-cell>
          <table:table-cell office:value-type="float" office:value="0.0218995515181991" calcext:value-type="float">
            <text:p>0.0218995515181991</text:p>
          </table:table-cell>
          <table:table-cell office:value-type="float" office:value="0.495581949218831" calcext:value-type="float">
            <text:p>0.495581949218831</text:p>
          </table:table-cell>
          <table:table-cell office:value-type="float" office:value="1.31451226190466" calcext:value-type="float">
            <text:p>1.31451226190466</text:p>
          </table:table-cell>
          <table:table-cell table:style-name="ce5" office:value-type="float" office:value="0.0000000839859242565021" calcext:value-type="float">
            <text:p>8.40E-08</text:p>
          </table:table-cell>
          <table:table-cell table:style-name="ce5" office:value-type="float" office:value="0.00000101957498377405" calcext:value-type="float">
            <text:p>1.02E-0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ABS([.AJ13]-39)" office:value-type="float" office:value="14" calcext:value-type="float">
            <text:p>14</text:p>
          </table:table-cell>
          <table:table-cell table:formula="of:=ABS([.AK13]-39)" office:value-type="float" office:value="25" calcext:value-type="float">
            <text:p>25</text:p>
          </table:table-cell>
          <table:table-cell table:formula="of:=ABS([.AL13]-39)" office:value-type="float" office:value="28" calcext:value-type="float">
            <text:p>28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66" calcext:value-type="float">
            <text:p>166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1.33446383761236" calcext:value-type="float">
            <text:p>1.33446383761236</text:p>
          </table:table-cell>
          <table:table-cell office:value-type="float" office:value="0.00606507524162856" calcext:value-type="float">
            <text:p>0.00606507524162856</text:p>
          </table:table-cell>
          <table:table-cell office:value-type="float" office:value="0.0263337983767424" calcext:value-type="float">
            <text:p>0.0263337983767424</text:p>
          </table:table-cell>
          <table:table-cell office:value-type="float" office:value="0.0506570091708667" calcext:value-type="float">
            <text:p>0.0506570091708667</text:p>
          </table:table-cell>
          <table:table-cell office:value-type="float" office:value="0.577508163591399" calcext:value-type="float">
            <text:p>0.577508163591399</text:p>
          </table:table-cell>
          <table:table-cell office:value-type="float" office:value="0.236028153659539" calcext:value-type="float">
            <text:p>0.236028153659539</text:p>
          </table:table-cell>
          <table:table-cell office:value-type="float" office:value="114.722805638706" calcext:value-type="float">
            <text:p>114.722805638706</text:p>
          </table:table-cell>
          <table:table-cell office:value-type="float" office:value="0.404549257917438" calcext:value-type="float">
            <text:p>0.404549257917438</text:p>
          </table:table-cell>
          <table:table-cell office:value-type="float" office:value="0.222288631733204" calcext:value-type="float">
            <text:p>0.222288631733204</text:p>
          </table:table-cell>
          <table:table-cell office:value-type="float" office:value="0.583763700364214" calcext:value-type="float">
            <text:p>0.583763700364214</text:p>
          </table:table-cell>
          <table:table-cell office:value-type="float" office:value="0.264324724232752" calcext:value-type="float">
            <text:p>0.264324724232752</text:p>
          </table:table-cell>
          <table:table-cell office:value-type="float" office:value="22.7150439803398" calcext:value-type="float">
            <text:p>22.7150439803398</text:p>
          </table:table-cell>
          <table:table-cell office:value-type="float" office:value="0.972068424109861" calcext:value-type="float">
            <text:p>0.972068424109861</text:p>
          </table:table-cell>
          <table:table-cell office:value-type="float" office:value="0.664827809160656" calcext:value-type="float">
            <text:p>0.664827809160656</text:p>
          </table:table-cell>
          <table:table-cell office:value-type="float" office:value="0.235371421610933" calcext:value-type="float">
            <text:p>0.235371421610933</text:p>
          </table:table-cell>
          <table:table-cell office:value-type="float" office:value="0.764844282821961" calcext:value-type="float">
            <text:p>0.764844282821961</text:p>
          </table:table-cell>
          <table:table-cell office:value-type="float" office:value="0.0071398681387209" calcext:value-type="float">
            <text:p>0.0071398681387209</text:p>
          </table:table-cell>
          <table:table-cell office:value-type="float" office:value="0.0204618492838793" calcext:value-type="float">
            <text:p>0.0204618492838793</text:p>
          </table:table-cell>
          <table:table-cell office:value-type="float" office:value="0.581290712035884" calcext:value-type="float">
            <text:p>0.581290712035884</text:p>
          </table:table-cell>
          <table:table-cell office:value-type="float" office:value="1.55849422629814" calcext:value-type="float">
            <text:p>1.55849422629814</text:p>
          </table:table-cell>
          <table:table-cell table:style-name="ce5" office:value-type="float" office:value="0.00000016239451806484" calcext:value-type="float">
            <text:p>1.62E-07</text:p>
          </table:table-cell>
          <table:table-cell table:style-name="ce5" office:value-type="float" office:value="0.000000975161417616451" calcext:value-type="float">
            <text:p>9.75E-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ABS([.AJ14]-39)" office:value-type="float" office:value="30" calcext:value-type="float">
            <text:p>30</text:p>
          </table:table-cell>
          <table:table-cell table:formula="of:=ABS([.AK14]-39)" office:value-type="float" office:value="25" calcext:value-type="float">
            <text:p>25</text:p>
          </table:table-cell>
          <table:table-cell table:formula="of:=ABS([.AL14]-39)" office:value-type="float" office:value="23" calcext:value-type="float">
            <text:p>23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197" calcext:value-type="float">
            <text:p>197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1.3302504554171" calcext:value-type="float">
            <text:p>1.3302504554171</text:p>
          </table:table-cell>
          <table:table-cell office:value-type="float" office:value="0.00515524197117254" calcext:value-type="float">
            <text:p>0.00515524197117254</text:p>
          </table:table-cell>
          <table:table-cell office:value-type="float" office:value="0.0150570475574588" calcext:value-type="float">
            <text:p>0.0150570475574588</text:p>
          </table:table-cell>
          <table:table-cell office:value-type="float" office:value="0.397874286697929" calcext:value-type="float">
            <text:p>0.397874286697929</text:p>
          </table:table-cell>
          <table:table-cell office:value-type="float" office:value="0.582649936148523" calcext:value-type="float">
            <text:p>0.582649936148523</text:p>
          </table:table-cell>
          <table:table-cell office:value-type="float" office:value="0.43937667449964" calcext:value-type="float">
            <text:p>0.43937667449964</text:p>
          </table:table-cell>
          <table:table-cell office:value-type="float" office:value="144.217124292732" calcext:value-type="float">
            <text:p>144.217124292732</text:p>
          </table:table-cell>
          <table:table-cell office:value-type="float" office:value="0.976787651456321" calcext:value-type="float">
            <text:p>0.976787651456321</text:p>
          </table:table-cell>
          <table:table-cell office:value-type="float" office:value="0.320977485194545" calcext:value-type="float">
            <text:p>0.320977485194545</text:p>
          </table:table-cell>
          <table:table-cell office:value-type="float" office:value="0.556722358518688" calcext:value-type="float">
            <text:p>0.556722358518688</text:p>
          </table:table-cell>
          <table:table-cell office:value-type="float" office:value="0.304290749399944" calcext:value-type="float">
            <text:p>0.304290749399944</text:p>
          </table:table-cell>
          <table:table-cell office:value-type="float" office:value="94.6151949010137" calcext:value-type="float">
            <text:p>94.6151949010137</text:p>
          </table:table-cell>
          <table:table-cell office:value-type="float" office:value="0.0905168242121246" calcext:value-type="float">
            <text:p>0.0905168242121246</text:p>
          </table:table-cell>
          <table:table-cell office:value-type="float" office:value="0.786536193098311" calcext:value-type="float">
            <text:p>0.786536193098311</text:p>
          </table:table-cell>
          <table:table-cell office:value-type="float" office:value="0.533298305757705" calcext:value-type="float">
            <text:p>0.533298305757705</text:p>
          </table:table-cell>
          <table:table-cell office:value-type="float" office:value="0.149734367126081" calcext:value-type="float">
            <text:p>0.149734367126081</text:p>
          </table:table-cell>
          <table:table-cell office:value-type="float" office:value="0.00806979872452667" calcext:value-type="float">
            <text:p>0.00806979872452667</text:p>
          </table:table-cell>
          <table:table-cell office:value-type="float" office:value="0.024838467590501" calcext:value-type="float">
            <text:p>0.024838467590501</text:p>
          </table:table-cell>
          <table:table-cell office:value-type="float" office:value="0.614605060300578" calcext:value-type="float">
            <text:p>0.614605060300578</text:p>
          </table:table-cell>
          <table:table-cell office:value-type="float" office:value="1.56090085901201" calcext:value-type="float">
            <text:p>1.56090085901201</text:p>
          </table:table-cell>
          <table:table-cell table:style-name="ce5" office:value-type="float" office:value="0.0000000630599780504187" calcext:value-type="float">
            <text:p>6.31E-08</text:p>
          </table:table-cell>
          <table:table-cell table:style-name="ce5" office:value-type="float" office:value="0.00000119986747202728" calcext:value-type="float">
            <text:p>1.20E-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ABS([.AJ15]-39)" office:value-type="float" office:value="36" calcext:value-type="float">
            <text:p>36</text:p>
          </table:table-cell>
          <table:table-cell table:formula="of:=ABS([.AK15]-39)" office:value-type="float" office:value="25" calcext:value-type="float">
            <text:p>25</text:p>
          </table:table-cell>
          <table:table-cell table:formula="of:=ABS([.AL15]-39)" office:value-type="float" office:value="38" calcext:value-type="float">
            <text:p>38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207" calcext:value-type="float">
            <text:p>207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1.60356378263205" calcext:value-type="float">
            <text:p>1.60356378263205</text:p>
          </table:table-cell>
          <table:table-cell office:value-type="float" office:value="0.00762191316619276" calcext:value-type="float">
            <text:p>0.00762191316619276</text:p>
          </table:table-cell>
          <table:table-cell office:value-type="float" office:value="0.02657901792515" calcext:value-type="float">
            <text:p>0.02657901792515</text:p>
          </table:table-cell>
          <table:table-cell office:value-type="float" office:value="0.261752185035643" calcext:value-type="float">
            <text:p>0.261752185035643</text:p>
          </table:table-cell>
          <table:table-cell office:value-type="float" office:value="0.375458850055195" calcext:value-type="float">
            <text:p>0.375458850055195</text:p>
          </table:table-cell>
          <table:table-cell office:value-type="float" office:value="0.736798804791027" calcext:value-type="float">
            <text:p>0.736798804791027</text:p>
          </table:table-cell>
          <table:table-cell office:value-type="float" office:value="13.3816985280713" calcext:value-type="float">
            <text:p>13.3816985280713</text:p>
          </table:table-cell>
          <table:table-cell office:value-type="float" office:value="0.294387678010851" calcext:value-type="float">
            <text:p>0.294387678010851</text:p>
          </table:table-cell>
          <table:table-cell office:value-type="float" office:value="0.178717868460867" calcext:value-type="float">
            <text:p>0.178717868460867</text:p>
          </table:table-cell>
          <table:table-cell office:value-type="float" office:value="0.433609914580493" calcext:value-type="float">
            <text:p>0.433609914580493</text:p>
          </table:table-cell>
          <table:table-cell office:value-type="float" office:value="0.267222860494983" calcext:value-type="float">
            <text:p>0.267222860494983</text:p>
          </table:table-cell>
          <table:table-cell office:value-type="float" office:value="87.6394254624413" calcext:value-type="float">
            <text:p>87.6394254624413</text:p>
          </table:table-cell>
          <table:table-cell office:value-type="float" office:value="0.863436052551898" calcext:value-type="float">
            <text:p>0.863436052551898</text:p>
          </table:table-cell>
          <table:table-cell office:value-type="float" office:value="0.976196817288617" calcext:value-type="float">
            <text:p>0.976196817288617</text:p>
          </table:table-cell>
          <table:table-cell office:value-type="float" office:value="0.256917429649495" calcext:value-type="float">
            <text:p>0.256917429649495</text:p>
          </table:table-cell>
          <table:table-cell office:value-type="float" office:value="0.434876160310167" calcext:value-type="float">
            <text:p>0.434876160310167</text:p>
          </table:table-cell>
          <table:table-cell office:value-type="float" office:value="0.00530852284141714" calcext:value-type="float">
            <text:p>0.00530852284141714</text:p>
          </table:table-cell>
          <table:table-cell office:value-type="float" office:value="0.0210209281498354" calcext:value-type="float">
            <text:p>0.0210209281498354</text:p>
          </table:table-cell>
          <table:table-cell office:value-type="float" office:value="0.445107317799469" calcext:value-type="float">
            <text:p>0.445107317799469</text:p>
          </table:table-cell>
          <table:table-cell office:value-type="float" office:value="1.30489340529204" calcext:value-type="float">
            <text:p>1.30489340529204</text:p>
          </table:table-cell>
          <table:table-cell table:style-name="ce5" office:value-type="float" office:value="0.00000022705140093486" calcext:value-type="float">
            <text:p>2.27E-07</text:p>
          </table:table-cell>
          <table:table-cell table:style-name="ce5" office:value-type="float" office:value="0.00000144806923543408" calcext:value-type="float">
            <text:p>1.45E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BS([.AJ16]-39)" office:value-type="float" office:value="39" calcext:value-type="float">
            <text:p>39</text:p>
          </table:table-cell>
          <table:table-cell table:formula="of:=ABS([.AK16]-39)" office:value-type="float" office:value="27" calcext:value-type="float">
            <text:p>27</text:p>
          </table:table-cell>
          <table:table-cell table:formula="of:=ABS([.AL16]-39)" office:value-type="float" office:value="29" calcext:value-type="float">
            <text:p>29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table:style-name="ce3" table:formula="of:=AVERAGE([.A12:.A16])" office:value-type="float" office:value="130.8" calcext:value-type="float">
            <text:p>130.8000</text:p>
          </table:table-cell>
          <table:table-cell table:style-name="ce3" table:formula="of:=AVERAGE([.B12:.B16])" office:value-type="float" office:value="129.4" calcext:value-type="float">
            <text:p>129.4000</text:p>
          </table:table-cell>
          <table:table-cell table:style-name="ce3" table:formula="of:=AVERAGE([.C12:.C16])" office:value-type="float" office:value="115" calcext:value-type="float">
            <text:p>115.0000</text:p>
          </table:table-cell>
          <table:table-cell table:style-name="ce3" table:formula="of:=AVERAGE([.D12:.D16])" office:value-type="float" office:value="19.2" calcext:value-type="float">
            <text:p>19.2000</text:p>
          </table:table-cell>
          <table:table-cell table:style-name="ce3" table:formula="of:=AVERAGE([.E12:.E16])" office:value-type="float" office:value="170.2" calcext:value-type="float">
            <text:p>170.2000</text:p>
          </table:table-cell>
          <table:table-cell table:style-name="ce3" table:formula="of:=AVERAGE([.F12:.F16])" office:value-type="float" office:value="88.8" calcext:value-type="float">
            <text:p>88.8000</text:p>
          </table:table-cell>
          <table:table-cell table:style-name="ce3" table:formula="of:=AVERAGE([.G12:.G16])" office:value-type="float" office:value="100.8" calcext:value-type="float">
            <text:p>100.8000</text:p>
          </table:table-cell>
          <table:table-cell table:style-name="ce3" table:formula="of:=AVERAGE([.H12:.H16])" office:value-type="float" office:value="51.4" calcext:value-type="float">
            <text:p>51.4000</text:p>
          </table:table-cell>
          <table:table-cell table:style-name="ce3" table:formula="of:=AVERAGE([.I12:.I16])" office:value-type="float" office:value="197.4" calcext:value-type="float">
            <text:p>197.4000</text:p>
          </table:table-cell>
          <table:table-cell table:style-name="ce3" table:formula="of:=AVERAGE([.J12:.J16])" office:value-type="float" office:value="130.8" calcext:value-type="float">
            <text:p>130.8000</text:p>
          </table:table-cell>
          <table:table-cell table:style-name="ce3" table:formula="of:=AVERAGE([.K12:.K16])" office:value-type="float" office:value="108" calcext:value-type="float">
            <text:p>108.0000</text:p>
          </table:table-cell>
          <table:table-cell table:style-name="ce4" table:formula="of:=AVERAGE([.L12:.L16])" office:value-type="float" office:value="55.8" calcext:value-type="float">
            <text:p>56</text:p>
          </table:table-cell>
          <table:table-cell table:style-name="ce3" table:formula="of:=AVERAGE([.M12:.M16])" office:value-type="float" office:value="1.48669850571077" calcext:value-type="float">
            <text:p>1.4867</text:p>
          </table:table-cell>
          <table:table-cell table:style-name="ce3" table:formula="of:=AVERAGE([.N12:.N16])" office:value-type="float" office:value="0.00648843398211685" calcext:value-type="float">
            <text:p>0.0065</text:p>
          </table:table-cell>
          <table:table-cell table:style-name="ce3" table:formula="of:=AVERAGE([.O12:.O16])" office:value-type="float" office:value="0.0250667370174394" calcext:value-type="float">
            <text:p>0.0251</text:p>
          </table:table-cell>
          <table:table-cell table:style-name="ce3" table:formula="of:=AVERAGE([.P12:.P16])" office:value-type="float" office:value="0.269409064938329" calcext:value-type="float">
            <text:p>0.2694</text:p>
          </table:table-cell>
          <table:table-cell table:style-name="ce3" table:formula="of:=AVERAGE([.Q12:.Q16])" office:value-type="float" office:value="0.50142187764794" calcext:value-type="float">
            <text:p>0.5014</text:p>
          </table:table-cell>
          <table:table-cell table:style-name="ce3" table:formula="of:=AVERAGE([.R12:.R16])" office:value-type="float" office:value="0.486832150585371" calcext:value-type="float">
            <text:p>0.4868</text:p>
          </table:table-cell>
          <table:table-cell table:style-name="ce3" table:formula="of:=AVERAGE([.S12:.S16])" office:value-type="float" office:value="89.1578726168058" calcext:value-type="float">
            <text:p>89.1579</text:p>
          </table:table-cell>
          <table:table-cell table:style-name="ce3" table:formula="of:=AVERAGE([.T12:.T16])" office:value-type="float" office:value="0.598310657159148" calcext:value-type="float">
            <text:p>0.5983</text:p>
          </table:table-cell>
          <table:table-cell table:style-name="ce3" table:formula="of:=AVERAGE([.U12:.U16])" office:value-type="float" office:value="0.177894372416172" calcext:value-type="float">
            <text:p>0.1779</text:p>
          </table:table-cell>
          <table:table-cell table:style-name="ce3" table:formula="of:=AVERAGE([.V12:.V16])" office:value-type="float" office:value="0.416349617286545" calcext:value-type="float">
            <text:p>0.4163</text:p>
          </table:table-cell>
          <table:table-cell table:style-name="ce3" table:formula="of:=AVERAGE([.W12:.W16])" office:value-type="float" office:value="0.452686865509525" calcext:value-type="float">
            <text:p>0.4527</text:p>
          </table:table-cell>
          <table:table-cell table:style-name="ce3" table:formula="of:=AVERAGE([.X12:.X16])" office:value-type="float" office:value="52.0702906421859" calcext:value-type="float">
            <text:p>52.0703</text:p>
          </table:table-cell>
          <table:table-cell table:style-name="ce3" table:formula="of:=AVERAGE([.Y12:.Y16])" office:value-type="float" office:value="0.668086219679856" calcext:value-type="float">
            <text:p>0.6681</text:p>
          </table:table-cell>
          <table:table-cell table:style-name="ce3" table:formula="of:=AVERAGE([.Z12:.Z16])" office:value-type="float" office:value="0.688643143186699" calcext:value-type="float">
            <text:p>0.6886</text:p>
          </table:table-cell>
          <table:table-cell table:style-name="ce3" table:formula="of:=AVERAGE([.AA12:.AA16])" office:value-type="float" office:value="0.411462242161384" calcext:value-type="float">
            <text:p>0.4115</text:p>
          </table:table-cell>
          <table:table-cell table:style-name="ce3" table:formula="of:=AVERAGE([.AB12:.AB16])" office:value-type="float" office:value="0.498471614028474" calcext:value-type="float">
            <text:p>0.4985</text:p>
          </table:table-cell>
          <table:table-cell table:style-name="ce3" table:formula="of:=AVERAGE([.AC12:.AC16])" office:value-type="float" office:value="0.00698197601991213" calcext:value-type="float">
            <text:p>0.0070</text:p>
          </table:table-cell>
          <table:table-cell table:style-name="ce3" table:formula="of:=AVERAGE([.AD12:.AD16])" office:value-type="float" office:value="0.0219601640425253" calcext:value-type="float">
            <text:p>0.0220</text:p>
          </table:table-cell>
          <table:table-cell table:style-name="ce3" table:formula="of:=AVERAGE([.AE12:.AE16])" office:value-type="float" office:value="0.557726348433759" calcext:value-type="float">
            <text:p>0.5577</text:p>
          </table:table-cell>
          <table:table-cell table:style-name="ce3" table:formula="of:=AVERAGE([.AF12:.AF16])" office:value-type="float" office:value="1.4092433754822" calcext:value-type="float">
            <text:p>1.4092</text:p>
          </table:table-cell>
          <table:table-cell table:style-name="ce12" table:formula="of:=AVERAGE([.AG12:.AG16])" office:value-type="float" office:value="0.00000011523866139783" calcext:value-type="float">
            <text:p>0.000000115238661</text:p>
          </table:table-cell>
          <table:table-cell table:style-name="ce13" table:formula="of:=AVERAGE([.AH12:.AH16])" office:value-type="float" office:value="0.00000122321403268227" calcext:value-type="float">
            <text:p>0.0000012232140327</text:p>
          </table:table-cell>
          <table:table-cell table:style-name="ce4" table:formula="of:=AVERAGE([.AI12:.AI16])" office:value-type="float" office:value="2.8" calcext:value-type="float">
            <text:p>3</text:p>
          </table:table-cell>
          <table:table-cell table:style-name="ce3" table:number-columns-repeated="16349"/>
        </table:table-row>
        <table:table-row table:style-name="ro2">
          <table:table-cell table:number-columns-repeated="50"/>
          <table:table-cell table:style-name="Default" table:number-columns-repeated="3"/>
          <table:table-cell/>
          <table:table-cell table:style-name="ce2" table:number-columns-repeated="3"/>
          <table:table-cell table:number-columns-repeated="16327"/>
        </table:table-row>
        <table:table-row table:style-name="ro2">
          <table:table-cell table:style-name="ce2" office:value-type="string" calcext:value-type="string">
            <text:p>NBV_MAR14</text:p>
          </table:table-cell>
          <table:table-cell table:number-columns-repeated="49"/>
          <table:table-cell table:style-name="Default" table:number-columns-repeated="3"/>
          <table:table-cell/>
          <table:table-cell table:style-name="ce2" table:number-columns-repeated="3"/>
          <table:table-cell table:number-columns-repeated="1632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196" calcext:value-type="float">
            <text:p>196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.80486214832903" calcext:value-type="float">
            <text:p>1.80486214832903</text:p>
          </table:table-cell>
          <table:table-cell office:value-type="float" office:value="0.00627497847405922" calcext:value-type="float">
            <text:p>0.00627497847405922</text:p>
          </table:table-cell>
          <table:table-cell office:value-type="float" office:value="0.0198651619032484" calcext:value-type="float">
            <text:p>0.0198651619032484</text:p>
          </table:table-cell>
          <table:table-cell office:value-type="float" office:value="0.325344435638348" calcext:value-type="float">
            <text:p>0.325344435638348</text:p>
          </table:table-cell>
          <table:table-cell office:value-type="float" office:value="0.580553255734695" calcext:value-type="float">
            <text:p>0.580553255734695</text:p>
          </table:table-cell>
          <table:table-cell office:value-type="float" office:value="0.321524613561002" calcext:value-type="float">
            <text:p>0.321524613561002</text:p>
          </table:table-cell>
          <table:table-cell office:value-type="float" office:value="96.6500119442864" calcext:value-type="float">
            <text:p>96.6500119442864</text:p>
          </table:table-cell>
          <table:table-cell office:value-type="float" office:value="0.489409864589893" calcext:value-type="float">
            <text:p>0.489409864589893</text:p>
          </table:table-cell>
          <table:table-cell office:value-type="float" office:value="0.100429434817048" calcext:value-type="float">
            <text:p>0.100429434817048</text:p>
          </table:table-cell>
          <table:table-cell office:value-type="float" office:value="0.332267279775439" calcext:value-type="float">
            <text:p>0.332267279775439</text:p>
          </table:table-cell>
          <table:table-cell office:value-type="float" office:value="0.22932112719863" calcext:value-type="float">
            <text:p>0.22932112719863</text:p>
          </table:table-cell>
          <table:table-cell office:value-type="float" office:value="26.9773316371866" calcext:value-type="float">
            <text:p>26.9773316371866</text:p>
          </table:table-cell>
          <table:table-cell office:value-type="float" office:value="0.0302940268276148" calcext:value-type="float">
            <text:p>0.0302940268276148</text:p>
          </table:table-cell>
          <table:table-cell office:value-type="float" office:value="0.860939397228749" calcext:value-type="float">
            <text:p>0.860939397228749</text:p>
          </table:table-cell>
          <table:table-cell office:value-type="float" office:value="0.398941752148766" calcext:value-type="float">
            <text:p>0.398941752148766</text:p>
          </table:table-cell>
          <table:table-cell office:value-type="float" office:value="0.29090906117772" calcext:value-type="float">
            <text:p>0.29090906117772</text:p>
          </table:table-cell>
          <table:table-cell office:value-type="float" office:value="0.00586325342400793" calcext:value-type="float">
            <text:p>0.00586325342400793</text:p>
          </table:table-cell>
          <table:table-cell office:value-type="float" office:value="0.0217596140219222" calcext:value-type="float">
            <text:p>0.0217596140219222</text:p>
          </table:table-cell>
          <table:table-cell office:value-type="float" office:value="0.576795852773972" calcext:value-type="float">
            <text:p>0.576795852773972</text:p>
          </table:table-cell>
          <table:table-cell office:value-type="float" office:value="1.45935513653787" calcext:value-type="float">
            <text:p>1.45935513653787</text:p>
          </table:table-cell>
          <table:table-cell table:style-name="ce5" office:value-type="float" office:value="0.0000000846983927029569" calcext:value-type="float">
            <text:p>8.47E-08</text:p>
          </table:table-cell>
          <table:table-cell table:style-name="ce5" office:value-type="float" office:value="0.000000835183847021609" calcext:value-type="float">
            <text:p>8.35E-0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formula="of:=ABS([.AJ20]-28)" office:value-type="float" office:value="56" calcext:value-type="float">
            <text:p>56</text:p>
          </table:table-cell>
          <table:table-cell table:formula="of:=ABS([.AK20]-28)" office:value-type="float" office:value="1" calcext:value-type="float">
            <text:p>1</text:p>
          </table:table-cell>
          <table:table-cell table:formula="of:=ABS([.AL20]-28)" office:value-type="float" office:value="26" calcext:value-type="float">
            <text:p>26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2.31214128918102" calcext:value-type="float">
            <text:p>2.31214128918102</text:p>
          </table:table-cell>
          <table:table-cell office:value-type="float" office:value="0.00501585011535992" calcext:value-type="float">
            <text:p>0.00501585011535992</text:p>
          </table:table-cell>
          <table:table-cell office:value-type="float" office:value="0.0121883235751593" calcext:value-type="float">
            <text:p>0.0121883235751593</text:p>
          </table:table-cell>
          <table:table-cell office:value-type="float" office:value="0.0489276623542609" calcext:value-type="float">
            <text:p>0.0489276623542609</text:p>
          </table:table-cell>
          <table:table-cell office:value-type="float" office:value="0.452520708448446" calcext:value-type="float">
            <text:p>0.452520708448446</text:p>
          </table:table-cell>
          <table:table-cell office:value-type="float" office:value="0.42604302336237" calcext:value-type="float">
            <text:p>0.42604302336237</text:p>
          </table:table-cell>
          <table:table-cell office:value-type="float" office:value="167.181005658943" calcext:value-type="float">
            <text:p>167.181005658943</text:p>
          </table:table-cell>
          <table:table-cell office:value-type="float" office:value="0.0221670747205647" calcext:value-type="float">
            <text:p>0.0221670747205647</text:p>
          </table:table-cell>
          <table:table-cell office:value-type="float" office:value="0.154527512884823" calcext:value-type="float">
            <text:p>0.154527512884823</text:p>
          </table:table-cell>
          <table:table-cell office:value-type="float" office:value="0.684646624328616" calcext:value-type="float">
            <text:p>0.684646624328616</text:p>
          </table:table-cell>
          <table:table-cell office:value-type="float" office:value="0.628531945461928" calcext:value-type="float">
            <text:p>0.628531945461928</text:p>
          </table:table-cell>
          <table:table-cell office:value-type="float" office:value="122.168447921017" calcext:value-type="float">
            <text:p>122.168447921017</text:p>
          </table:table-cell>
          <table:table-cell office:value-type="float" office:value="0.415068988694956" calcext:value-type="float">
            <text:p>0.415068988694956</text:p>
          </table:table-cell>
          <table:table-cell office:value-type="float" office:value="0.471554379287915" calcext:value-type="float">
            <text:p>0.471554379287915</text:p>
          </table:table-cell>
          <table:table-cell office:value-type="float" office:value="0.256226887982813" calcext:value-type="float">
            <text:p>0.256226887982813</text:p>
          </table:table-cell>
          <table:table-cell office:value-type="float" office:value="0.79252671703809" calcext:value-type="float">
            <text:p>0.79252671703809</text:p>
          </table:table-cell>
          <table:table-cell office:value-type="float" office:value="0.00870116567684972" calcext:value-type="float">
            <text:p>0.00870116567684972</text:p>
          </table:table-cell>
          <table:table-cell office:value-type="float" office:value="0.0218477029829765" calcext:value-type="float">
            <text:p>0.0218477029829765</text:p>
          </table:table-cell>
          <table:table-cell office:value-type="float" office:value="0.583129393460473" calcext:value-type="float">
            <text:p>0.583129393460473</text:p>
          </table:table-cell>
          <table:table-cell office:value-type="float" office:value="1.47423484406833" calcext:value-type="float">
            <text:p>1.47423484406833</text:p>
          </table:table-cell>
          <table:table-cell table:style-name="ce5" office:value-type="float" office:value="0.00000013886283439389" calcext:value-type="float">
            <text:p>1.39E-07</text:p>
          </table:table-cell>
          <table:table-cell table:style-name="ce5" office:value-type="float" office:value="0.00000122513491463809" calcext:value-type="float">
            <text:p>1.23E-06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office:value-type="float" office:value="175" calcext:value-type="float">
            <text:p>175</text:p>
          </table:table-cell>
          <table:table-cell table:formula="of:=ABS([.AJ21]-28)" office:value-type="float" office:value="155" calcext:value-type="float">
            <text:p>155</text:p>
          </table:table-cell>
          <table:table-cell table:formula="of:=ABS([.AK21]-28)" office:value-type="float" office:value="1" calcext:value-type="float">
            <text:p>1</text:p>
          </table:table-cell>
          <table:table-cell table:formula="of:=ABS([.AL21]-28)" office:value-type="float" office:value="147" calcext:value-type="float">
            <text:p>147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205" calcext:value-type="float">
            <text:p>205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1.74727845341933" calcext:value-type="float">
            <text:p>1.74727845341933</text:p>
          </table:table-cell>
          <table:table-cell office:value-type="float" office:value="0.00557461365545321" calcext:value-type="float">
            <text:p>0.00557461365545321</text:p>
          </table:table-cell>
          <table:table-cell office:value-type="float" office:value="0.0137932924363388" calcext:value-type="float">
            <text:p>0.0137932924363388</text:p>
          </table:table-cell>
          <table:table-cell office:value-type="float" office:value="0.362456837774516" calcext:value-type="float">
            <text:p>0.362456837774516</text:p>
          </table:table-cell>
          <table:table-cell office:value-type="float" office:value="0.215614966256733" calcext:value-type="float">
            <text:p>0.215614966256733</text:p>
          </table:table-cell>
          <table:table-cell office:value-type="float" office:value="0.712349157489542" calcext:value-type="float">
            <text:p>0.712349157489542</text:p>
          </table:table-cell>
          <table:table-cell office:value-type="float" office:value="68.4493985954555" calcext:value-type="float">
            <text:p>68.4493985954555</text:p>
          </table:table-cell>
          <table:table-cell office:value-type="float" office:value="0.450821216153162" calcext:value-type="float">
            <text:p>0.450821216153162</text:p>
          </table:table-cell>
          <table:table-cell office:value-type="float" office:value="0.256876861232347" calcext:value-type="float">
            <text:p>0.256876861232347</text:p>
          </table:table-cell>
          <table:table-cell office:value-type="float" office:value="0.404329862554802" calcext:value-type="float">
            <text:p>0.404329862554802</text:p>
          </table:table-cell>
          <table:table-cell office:value-type="float" office:value="0.206201590564732" calcext:value-type="float">
            <text:p>0.206201590564732</text:p>
          </table:table-cell>
          <table:table-cell office:value-type="float" office:value="115.695680182237" calcext:value-type="float">
            <text:p>115.695680182237</text:p>
          </table:table-cell>
          <table:table-cell office:value-type="float" office:value="0.693459575741347" calcext:value-type="float">
            <text:p>0.693459575741347</text:p>
          </table:table-cell>
          <table:table-cell office:value-type="float" office:value="0.564395721454301" calcext:value-type="float">
            <text:p>0.564395721454301</text:p>
          </table:table-cell>
          <table:table-cell office:value-type="float" office:value="0.893076697760574" calcext:value-type="float">
            <text:p>0.893076697760574</text:p>
          </table:table-cell>
          <table:table-cell office:value-type="float" office:value="0.84366017905435" calcext:value-type="float">
            <text:p>0.84366017905435</text:p>
          </table:table-cell>
          <table:table-cell office:value-type="float" office:value="0.00740987769582002" calcext:value-type="float">
            <text:p>0.00740987769582002</text:p>
          </table:table-cell>
          <table:table-cell office:value-type="float" office:value="0.0224189919824853" calcext:value-type="float">
            <text:p>0.0224189919824853</text:p>
          </table:table-cell>
          <table:table-cell office:value-type="float" office:value="0.795586718517085" calcext:value-type="float">
            <text:p>0.795586718517085</text:p>
          </table:table-cell>
          <table:table-cell office:value-type="float" office:value="1.58138262942277" calcext:value-type="float">
            <text:p>1.58138262942277</text:p>
          </table:table-cell>
          <table:table-cell table:style-name="ce5" office:value-type="float" office:value="0.000000212062548215875" calcext:value-type="float">
            <text:p>2.12E-07</text:p>
          </table:table-cell>
          <table:table-cell table:style-name="ce5" office:value-type="float" office:value="0.00000117166556665303" calcext:value-type="float">
            <text:p>1.17E-0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table:formula="of:=ABS([.AJ22]-28)" office:value-type="float" office:value="12" calcext:value-type="float">
            <text:p>12</text:p>
          </table:table-cell>
          <table:table-cell table:formula="of:=ABS([.AK22]-28)" office:value-type="float" office:value="1" calcext:value-type="float">
            <text:p>1</text:p>
          </table:table-cell>
          <table:table-cell table:formula="of:=ABS([.AL22]-28)" office:value-type="float" office:value="46" calcext:value-type="float">
            <text:p>46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1.27390319030759" calcext:value-type="float">
            <text:p>1.27390319030759</text:p>
          </table:table-cell>
          <table:table-cell office:value-type="float" office:value="0.00517794485791704" calcext:value-type="float">
            <text:p>0.00517794485791704</text:p>
          </table:table-cell>
          <table:table-cell office:value-type="float" office:value="0.018117653566861" calcext:value-type="float">
            <text:p>0.018117653566861</text:p>
          </table:table-cell>
          <table:table-cell office:value-type="float" office:value="0.38643644222464" calcext:value-type="float">
            <text:p>0.38643644222464</text:p>
          </table:table-cell>
          <table:table-cell office:value-type="float" office:value="0.747681567549407" calcext:value-type="float">
            <text:p>0.747681567549407</text:p>
          </table:table-cell>
          <table:table-cell office:value-type="float" office:value="0.591130584415038" calcext:value-type="float">
            <text:p>0.591130584415038</text:p>
          </table:table-cell>
          <table:table-cell office:value-type="float" office:value="86.8615636467371" calcext:value-type="float">
            <text:p>86.8615636467371</text:p>
          </table:table-cell>
          <table:table-cell office:value-type="float" office:value="0.50772662089479" calcext:value-type="float">
            <text:p>0.50772662089479</text:p>
          </table:table-cell>
          <table:table-cell office:value-type="float" office:value="0.39802871563095" calcext:value-type="float">
            <text:p>0.39802871563095</text:p>
          </table:table-cell>
          <table:table-cell office:value-type="float" office:value="0.408375717788789" calcext:value-type="float">
            <text:p>0.408375717788789</text:p>
          </table:table-cell>
          <table:table-cell office:value-type="float" office:value="0.630679277295325" calcext:value-type="float">
            <text:p>0.630679277295325</text:p>
          </table:table-cell>
          <table:table-cell office:value-type="float" office:value="126.605996763129" calcext:value-type="float">
            <text:p>126.605996763129</text:p>
          </table:table-cell>
          <table:table-cell office:value-type="float" office:value="0.827141805388989" calcext:value-type="float">
            <text:p>0.827141805388989</text:p>
          </table:table-cell>
          <table:table-cell office:value-type="float" office:value="0.365070957459942" calcext:value-type="float">
            <text:p>0.365070957459942</text:p>
          </table:table-cell>
          <table:table-cell office:value-type="float" office:value="0.129330868763556" calcext:value-type="float">
            <text:p>0.129330868763556</text:p>
          </table:table-cell>
          <table:table-cell office:value-type="float" office:value="0.379335584694336" calcext:value-type="float">
            <text:p>0.379335584694336</text:p>
          </table:table-cell>
          <table:table-cell office:value-type="float" office:value="0.00502893285505539" calcext:value-type="float">
            <text:p>0.00502893285505539</text:p>
          </table:table-cell>
          <table:table-cell office:value-type="float" office:value="0.021814063479254" calcext:value-type="float">
            <text:p>0.021814063479254</text:p>
          </table:table-cell>
          <table:table-cell office:value-type="float" office:value="0.782612593108927" calcext:value-type="float">
            <text:p>0.782612593108927</text:p>
          </table:table-cell>
          <table:table-cell office:value-type="float" office:value="1.25869661611307" calcext:value-type="float">
            <text:p>1.25869661611307</text:p>
          </table:table-cell>
          <table:table-cell table:style-name="ce5" office:value-type="float" office:value="0.0000000596826888511541" calcext:value-type="float">
            <text:p>5.97E-08</text:p>
          </table:table-cell>
          <table:table-cell table:style-name="ce5" office:value-type="float" office:value="0.000000921517588007975" calcext:value-type="float">
            <text:p>9.22E-07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ABS([.AJ23]-28)" office:value-type="float" office:value="138" calcext:value-type="float">
            <text:p>138</text:p>
          </table:table-cell>
          <table:table-cell table:formula="of:=ABS([.AK23]-28)" office:value-type="float" office:value="1" calcext:value-type="float">
            <text:p>1</text:p>
          </table:table-cell>
          <table:table-cell table:formula="of:=ABS([.AL23]-28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1.65067557294973" calcext:value-type="float">
            <text:p>1.65067557294973</text:p>
          </table:table-cell>
          <table:table-cell office:value-type="float" office:value="0.0078491956887795" calcext:value-type="float">
            <text:p>0.0078491956887795</text:p>
          </table:table-cell>
          <table:table-cell office:value-type="float" office:value="0.0167494989554437" calcext:value-type="float">
            <text:p>0.0167494989554437</text:p>
          </table:table-cell>
          <table:table-cell office:value-type="float" office:value="0.381878864992593" calcext:value-type="float">
            <text:p>0.381878864992593</text:p>
          </table:table-cell>
          <table:table-cell office:value-type="float" office:value="0.284839362282452" calcext:value-type="float">
            <text:p>0.284839362282452</text:p>
          </table:table-cell>
          <table:table-cell office:value-type="float" office:value="0.336534373362813" calcext:value-type="float">
            <text:p>0.336534373362813</text:p>
          </table:table-cell>
          <table:table-cell office:value-type="float" office:value="118.120981132908" calcext:value-type="float">
            <text:p>118.120981132908</text:p>
          </table:table-cell>
          <table:table-cell office:value-type="float" office:value="0.206265821985025" calcext:value-type="float">
            <text:p>0.206265821985025</text:p>
          </table:table-cell>
          <table:table-cell office:value-type="float" office:value="0.00155327112826811" calcext:value-type="float">
            <text:p>0.00155327112826811</text:p>
          </table:table-cell>
          <table:table-cell office:value-type="float" office:value="0.603664951022391" calcext:value-type="float">
            <text:p>0.603664951022391</text:p>
          </table:table-cell>
          <table:table-cell office:value-type="float" office:value="0.418399587989714" calcext:value-type="float">
            <text:p>0.418399587989714</text:p>
          </table:table-cell>
          <table:table-cell office:value-type="float" office:value="93.8630391444697" calcext:value-type="float">
            <text:p>93.8630391444697</text:p>
          </table:table-cell>
          <table:table-cell office:value-type="float" office:value="0.94535680209324" calcext:value-type="float">
            <text:p>0.94535680209324</text:p>
          </table:table-cell>
          <table:table-cell office:value-type="float" office:value="0.554462321580267" calcext:value-type="float">
            <text:p>0.554462321580267</text:p>
          </table:table-cell>
          <table:table-cell office:value-type="float" office:value="0.496895782797489" calcext:value-type="float">
            <text:p>0.496895782797489</text:p>
          </table:table-cell>
          <table:table-cell office:value-type="float" office:value="0.290881162989789" calcext:value-type="float">
            <text:p>0.290881162989789</text:p>
          </table:table-cell>
          <table:table-cell office:value-type="float" office:value="0.00970808609655482" calcext:value-type="float">
            <text:p>0.00970808609655482</text:p>
          </table:table-cell>
          <table:table-cell office:value-type="float" office:value="0.0214028715351815" calcext:value-type="float">
            <text:p>0.0214028715351815</text:p>
          </table:table-cell>
          <table:table-cell office:value-type="float" office:value="0.569291714404509" calcext:value-type="float">
            <text:p>0.569291714404509</text:p>
          </table:table-cell>
          <table:table-cell office:value-type="float" office:value="1.42236436078028" calcext:value-type="float">
            <text:p>1.42236436078028</text:p>
          </table:table-cell>
          <table:table-cell table:style-name="ce5" office:value-type="float" office:value="0.0000001698685763306" calcext:value-type="float">
            <text:p>1.70E-07</text:p>
          </table:table-cell>
          <table:table-cell table:style-name="ce5" office:value-type="float" office:value="0.00000135919475582453" calcext:value-type="float">
            <text:p>1.36E-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ABS([.AJ24]-28)" office:value-type="float" office:value="25" calcext:value-type="float">
            <text:p>25</text:p>
          </table:table-cell>
          <table:table-cell table:formula="of:=ABS([.AK24]-28)" office:value-type="float" office:value="1" calcext:value-type="float">
            <text:p>1</text:p>
          </table:table-cell>
          <table:table-cell table:formula="of:=ABS([.AL24]-28)" office:value-type="float" office:value="8" calcext:value-type="float">
            <text:p>8</text:p>
          </table:table-cell>
          <table:table-cell table:number-columns-repeated="9"/>
          <table:table-cell table:style-name="Default" table:number-columns-repeated="3"/>
          <table:table-cell table:number-columns-repeated="16331"/>
        </table:table-row>
        <table:table-row table:style-name="ro2">
          <table:table-cell table:style-name="ce3" table:formula="of:=AVERAGE([.A20:.A24])" office:value-type="float" office:value="122.8" calcext:value-type="float">
            <text:p>122.8000</text:p>
          </table:table-cell>
          <table:table-cell table:style-name="ce3" table:formula="of:=AVERAGE([.B20:.B24])" office:value-type="float" office:value="126.6" calcext:value-type="float">
            <text:p>126.6000</text:p>
          </table:table-cell>
          <table:table-cell table:style-name="ce3" table:formula="of:=AVERAGE([.C20:.C24])" office:value-type="float" office:value="109.4" calcext:value-type="float">
            <text:p>109.4000</text:p>
          </table:table-cell>
          <table:table-cell table:style-name="ce3" table:formula="of:=AVERAGE([.D20:.D24])" office:value-type="float" office:value="9.2" calcext:value-type="float">
            <text:p>9.2000</text:p>
          </table:table-cell>
          <table:table-cell table:style-name="ce3" table:formula="of:=AVERAGE([.E20:.E24])" office:value-type="float" office:value="173.6" calcext:value-type="float">
            <text:p>173.6000</text:p>
          </table:table-cell>
          <table:table-cell table:style-name="ce3" table:formula="of:=AVERAGE([.F20:.F24])" office:value-type="float" office:value="90" calcext:value-type="float">
            <text:p>90.0000</text:p>
          </table:table-cell>
          <table:table-cell table:style-name="ce3" table:formula="of:=AVERAGE([.G20:.G24])" office:value-type="float" office:value="100.2" calcext:value-type="float">
            <text:p>100.2000</text:p>
          </table:table-cell>
          <table:table-cell table:style-name="ce3" table:formula="of:=AVERAGE([.H20:.H24])" office:value-type="float" office:value="44.8" calcext:value-type="float">
            <text:p>44.8000</text:p>
          </table:table-cell>
          <table:table-cell table:style-name="ce3" table:formula="of:=AVERAGE([.I20:.I24])" office:value-type="float" office:value="202" calcext:value-type="float">
            <text:p>202.0000</text:p>
          </table:table-cell>
          <table:table-cell table:style-name="ce3" table:formula="of:=AVERAGE([.J20:.J24])" office:value-type="float" office:value="125.6" calcext:value-type="float">
            <text:p>125.6000</text:p>
          </table:table-cell>
          <table:table-cell table:style-name="ce3" table:formula="of:=AVERAGE([.K20:.K24])" office:value-type="float" office:value="108.8" calcext:value-type="float">
            <text:p>108.8000</text:p>
          </table:table-cell>
          <table:table-cell table:style-name="ce4" table:formula="of:=AVERAGE([.L20:.L24])" office:value-type="float" office:value="61" calcext:value-type="float">
            <text:p>61</text:p>
          </table:table-cell>
          <table:table-cell table:style-name="ce3" table:formula="of:=AVERAGE([.M20:.M24])" office:value-type="float" office:value="1.75777213083734" calcext:value-type="float">
            <text:p>1.7578</text:p>
          </table:table-cell>
          <table:table-cell table:style-name="ce3" table:formula="of:=AVERAGE([.N20:.N24])" office:value-type="float" office:value="0.00597851655831378" calcext:value-type="float">
            <text:p>0.0060</text:p>
          </table:table-cell>
          <table:table-cell table:style-name="ce3" table:formula="of:=AVERAGE([.O20:.O24])" office:value-type="float" office:value="0.0161427860874102" calcext:value-type="float">
            <text:p>0.0161</text:p>
          </table:table-cell>
          <table:table-cell table:style-name="ce3" table:formula="of:=AVERAGE([.P20:.P24])" office:value-type="float" office:value="0.301008848596871" calcext:value-type="float">
            <text:p>0.3010</text:p>
          </table:table-cell>
          <table:table-cell table:style-name="ce3" table:formula="of:=AVERAGE([.Q20:.Q24])" office:value-type="float" office:value="0.456241972054346" calcext:value-type="float">
            <text:p>0.4562</text:p>
          </table:table-cell>
          <table:table-cell table:style-name="ce3" table:formula="of:=AVERAGE([.R20:.R24])" office:value-type="float" office:value="0.477516350438153" calcext:value-type="float">
            <text:p>0.4775</text:p>
          </table:table-cell>
          <table:table-cell table:style-name="ce3" table:formula="of:=AVERAGE([.S20:.S24])" office:value-type="float" office:value="107.452592195666" calcext:value-type="float">
            <text:p>107.4526</text:p>
          </table:table-cell>
          <table:table-cell table:style-name="ce3" table:formula="of:=AVERAGE([.T20:.T24])" office:value-type="float" office:value="0.335278119668687" calcext:value-type="float">
            <text:p>0.3353</text:p>
          </table:table-cell>
          <table:table-cell table:style-name="ce3" table:formula="of:=AVERAGE([.U20:.U24])" office:value-type="float" office:value="0.182283159138687" calcext:value-type="float">
            <text:p>0.1823</text:p>
          </table:table-cell>
          <table:table-cell table:style-name="ce3" table:formula="of:=AVERAGE([.V20:.V24])" office:value-type="float" office:value="0.486656887094008" calcext:value-type="float">
            <text:p>0.4867</text:p>
          </table:table-cell>
          <table:table-cell table:style-name="ce3" table:formula="of:=AVERAGE([.W20:.W24])" office:value-type="float" office:value="0.422626705702066" calcext:value-type="float">
            <text:p>0.4226</text:p>
          </table:table-cell>
          <table:table-cell table:style-name="ce3" table:formula="of:=AVERAGE([.X20:.X24])" office:value-type="float" office:value="97.0620991296078" calcext:value-type="float">
            <text:p>97.0621</text:p>
          </table:table-cell>
          <table:table-cell table:style-name="ce3" table:formula="of:=AVERAGE([.Y20:.Y24])" office:value-type="float" office:value="0.582264239749229" calcext:value-type="float">
            <text:p>0.5823</text:p>
          </table:table-cell>
          <table:table-cell table:style-name="ce3" table:formula="of:=AVERAGE([.Z20:.Z24])" office:value-type="float" office:value="0.563284555402235" calcext:value-type="float">
            <text:p>0.5633</text:p>
          </table:table-cell>
          <table:table-cell table:style-name="ce3" table:formula="of:=AVERAGE([.AA20:.AA24])" office:value-type="float" office:value="0.434894397890639" calcext:value-type="float">
            <text:p>0.4349</text:p>
          </table:table-cell>
          <table:table-cell table:style-name="ce3" table:formula="of:=AVERAGE([.AB20:.AB24])" office:value-type="float" office:value="0.519462540990857" calcext:value-type="float">
            <text:p>0.5195</text:p>
          </table:table-cell>
          <table:table-cell table:style-name="ce3" table:formula="of:=AVERAGE([.AC20:.AC24])" office:value-type="float" office:value="0.00734226314965758" calcext:value-type="float">
            <text:p>0.0073</text:p>
          </table:table-cell>
          <table:table-cell table:style-name="ce3" table:formula="of:=AVERAGE([.AD20:.AD24])" office:value-type="float" office:value="0.0218486488003639" calcext:value-type="float">
            <text:p>0.0218</text:p>
          </table:table-cell>
          <table:table-cell table:style-name="ce3" table:formula="of:=AVERAGE([.AE20:.AE24])" office:value-type="float" office:value="0.661483254452993" calcext:value-type="float">
            <text:p>0.6615</text:p>
          </table:table-cell>
          <table:table-cell table:style-name="ce3" table:formula="of:=AVERAGE([.AF20:.AF24])" office:value-type="float" office:value="1.43920671738446" calcext:value-type="float">
            <text:p>1.4392</text:p>
          </table:table-cell>
          <table:table-cell table:style-name="ce12" table:formula="of:=AVERAGE([.AG20:.AG24])" office:value-type="float" office:value="0.000000133035008098895" calcext:value-type="float">
            <text:p>0.000000133035008</text:p>
          </table:table-cell>
          <table:table-cell table:style-name="ce13" table:formula="of:=AVERAGE([.AH20:.AH24])" office:value-type="float" office:value="0.00000110253933442905" calcext:value-type="float">
            <text:p>0.0000011025393344</text:p>
          </table:table-cell>
          <table:table-cell table:style-name="ce4" table:formula="of:=AVERAGE([.AI20:.AI24])" office:value-type="float" office:value="2" calcext:value-type="float">
            <text:p>2</text:p>
          </table:table-cell>
          <table:table-cell table:style-name="ce3" table:number-columns-repeated="16349"/>
        </table:table-row>
        <table:table-row table:style-name="ro2">
          <table:table-cell table:number-columns-repeated="50"/>
          <table:table-cell table:style-name="Default"/>
          <table:table-cell table:number-columns-repeated="2"/>
          <table:table-cell table:style-name="ce2"/>
          <table:table-cell table:number-columns-repeated="16330"/>
        </table:table-row>
        <table:table-row table:style-name="ro2">
          <table:table-cell table:style-name="ce3" table:formula="of:=AVERAGE([.A9];[.A17];[.A25])" office:value-type="float" office:value="125.6" calcext:value-type="float">
            <text:p>125.6000</text:p>
          </table:table-cell>
          <table:table-cell table:style-name="ce3" table:formula="of:=AVERAGE([.B9];[.B17];[.B25])" office:value-type="float" office:value="124.066666666667" calcext:value-type="float">
            <text:p>124.0667</text:p>
          </table:table-cell>
          <table:table-cell table:style-name="ce3" table:formula="of:=AVERAGE([.C9];[.C17];[.C25])" office:value-type="float" office:value="106.133333333333" calcext:value-type="float">
            <text:p>106.1333</text:p>
          </table:table-cell>
          <table:table-cell table:style-name="ce3" table:formula="of:=AVERAGE([.D9];[.D17];[.D25])" office:value-type="float" office:value="16.8666666666667" calcext:value-type="float">
            <text:p>16.8667</text:p>
          </table:table-cell>
          <table:table-cell table:style-name="ce3" table:formula="of:=AVERAGE([.E9];[.E17];[.E25])" office:value-type="float" office:value="171.133333333333" calcext:value-type="float">
            <text:p>171.1333</text:p>
          </table:table-cell>
          <table:table-cell table:style-name="ce3" table:formula="of:=AVERAGE([.F9];[.F17];[.F25])" office:value-type="float" office:value="89.4666666666667" calcext:value-type="float">
            <text:p>89.4667</text:p>
          </table:table-cell>
          <table:table-cell table:style-name="ce3" table:formula="of:=AVERAGE([.G9];[.G17];[.G25])" office:value-type="float" office:value="99.7333333333333" calcext:value-type="float">
            <text:p>99.7333</text:p>
          </table:table-cell>
          <table:table-cell table:style-name="ce3" table:formula="of:=AVERAGE([.H9];[.H17];[.H25])" office:value-type="float" office:value="47.8" calcext:value-type="float">
            <text:p>47.8000</text:p>
          </table:table-cell>
          <table:table-cell table:style-name="ce3" table:formula="of:=AVERAGE([.I9];[.I17];[.I25])" office:value-type="float" office:value="197.533333333333" calcext:value-type="float">
            <text:p>197.5333</text:p>
          </table:table-cell>
          <table:table-cell table:style-name="ce3" table:formula="of:=AVERAGE([.J9];[.J17];[.J25])" office:value-type="float" office:value="122.133333333333" calcext:value-type="float">
            <text:p>122.1333</text:p>
          </table:table-cell>
          <table:table-cell table:style-name="ce3" table:formula="of:=AVERAGE([.K9];[.K17];[.K25])" office:value-type="float" office:value="108.866666666667" calcext:value-type="float">
            <text:p>108.8667</text:p>
          </table:table-cell>
          <table:table-cell table:style-name="ce4" table:formula="of:=AVERAGE([.L9];[.L17];[.L25])" office:value-type="float" office:value="59.2" calcext:value-type="float">
            <text:p>59</text:p>
          </table:table-cell>
          <table:table-cell table:style-name="ce3" table:formula="of:=AVERAGE([.M9];[.M17];[.M25])" office:value-type="float" office:value="1.91307931916647" calcext:value-type="float">
            <text:p>1.9131</text:p>
          </table:table-cell>
          <table:table-cell table:style-name="ce3" table:formula="of:=AVERAGE([.N9];[.N17];[.N25])" office:value-type="float" office:value="0.00607515114226992" calcext:value-type="float">
            <text:p>0.0061</text:p>
          </table:table-cell>
          <table:table-cell table:style-name="ce3" table:formula="of:=AVERAGE([.O9];[.O17];[.O25])" office:value-type="float" office:value="0.0231420783965174" calcext:value-type="float">
            <text:p>0.0231</text:p>
          </table:table-cell>
          <table:table-cell table:style-name="ce3" table:formula="of:=AVERAGE([.P9];[.P17];[.P25])" office:value-type="float" office:value="0.26735425528552" calcext:value-type="float">
            <text:p>0.2674</text:p>
          </table:table-cell>
          <table:table-cell table:style-name="ce3" table:formula="of:=AVERAGE([.Q9];[.Q17];[.Q25])" office:value-type="float" office:value="0.499959636796285" calcext:value-type="float">
            <text:p>0.5000</text:p>
          </table:table-cell>
          <table:table-cell table:style-name="ce3" table:formula="of:=AVERAGE([.R9];[.R17];[.R25])" office:value-type="float" office:value="0.47332103773159" calcext:value-type="float">
            <text:p>0.4733</text:p>
          </table:table-cell>
          <table:table-cell table:style-name="ce3" table:formula="of:=AVERAGE([.S9];[.S17];[.S25])" office:value-type="float" office:value="98.2081721178677" calcext:value-type="float">
            <text:p>98.2082</text:p>
          </table:table-cell>
          <table:table-cell table:style-name="ce3" table:formula="of:=AVERAGE([.T9];[.T17];[.T25])" office:value-type="float" office:value="0.480917658691771" calcext:value-type="float">
            <text:p>0.4809</text:p>
          </table:table-cell>
          <table:table-cell table:style-name="ce3" table:formula="of:=AVERAGE([.U9];[.U17];[.U25])" office:value-type="float" office:value="0.219071006878153" calcext:value-type="float">
            <text:p>0.2191</text:p>
          </table:table-cell>
          <table:table-cell table:style-name="ce3" table:formula="of:=AVERAGE([.V9];[.V17];[.V25])" office:value-type="float" office:value="0.42536332546301" calcext:value-type="float">
            <text:p>0.4254</text:p>
          </table:table-cell>
          <table:table-cell table:style-name="ce3" table:formula="of:=AVERAGE([.W9];[.W17];[.W25])" office:value-type="float" office:value="0.413770324204945" calcext:value-type="float">
            <text:p>0.4138</text:p>
          </table:table-cell>
          <table:table-cell table:style-name="ce3" table:formula="of:=AVERAGE([.X9];[.X17];[.X25])" office:value-type="float" office:value="78.13891525515" calcext:value-type="float">
            <text:p>78.1389</text:p>
          </table:table-cell>
          <table:table-cell table:style-name="ce3" table:formula="of:=AVERAGE([.Y9];[.Y17];[.Y25])" office:value-type="float" office:value="0.556224620414888" calcext:value-type="float">
            <text:p>0.5562</text:p>
          </table:table-cell>
          <table:table-cell table:style-name="ce3" table:formula="of:=AVERAGE([.Z9];[.Z17];[.Z25])" office:value-type="float" office:value="0.586102125390617" calcext:value-type="float">
            <text:p>0.5861</text:p>
          </table:table-cell>
          <table:table-cell table:style-name="ce3" table:formula="of:=AVERAGE([.AA9];[.AA17];[.AA25])" office:value-type="float" office:value="0.461121633407905" calcext:value-type="float">
            <text:p>0.4611</text:p>
          </table:table-cell>
          <table:table-cell table:style-name="ce3" table:formula="of:=AVERAGE([.AB9];[.AB17];[.AB25])" office:value-type="float" office:value="0.536230774332498" calcext:value-type="float">
            <text:p>0.5362</text:p>
          </table:table-cell>
          <table:table-cell table:style-name="ce3" table:formula="of:=AVERAGE([.AC9];[.AC17];[.AC25])" office:value-type="float" office:value="0.0072141553463425" calcext:value-type="float">
            <text:p>0.0072</text:p>
          </table:table-cell>
          <table:table-cell table:style-name="ce3" table:formula="of:=AVERAGE([.AD9];[.AD17];[.AD25])" office:value-type="float" office:value="0.022148043407543" calcext:value-type="float">
            <text:p>0.0221</text:p>
          </table:table-cell>
          <table:table-cell table:style-name="ce3" table:formula="of:=AVERAGE([.AE9];[.AE17];[.AE25])" office:value-type="float" office:value="0.603894248673499" calcext:value-type="float">
            <text:p>0.6039</text:p>
          </table:table-cell>
          <table:table-cell table:style-name="ce3" table:formula="of:=AVERAGE([.AF9];[.AF17];[.AF25])" office:value-type="float" office:value="1.43562078941465" calcext:value-type="float">
            <text:p>1.4356</text:p>
          </table:table-cell>
          <table:table-cell table:style-name="ce12" table:formula="of:=AVERAGE([.AG9];[.AG17];[.AG25])" office:value-type="float" office:value="0.000000129760069414169" calcext:value-type="float">
            <text:p>0.000000129760069</text:p>
          </table:table-cell>
          <table:table-cell table:style-name="ce13" table:formula="of:=AVERAGE([.AH9];[.AH17];[.AH25])" office:value-type="float" office:value="0.00000119898790858476" calcext:value-type="float">
            <text:p>0.0000011989879086</text:p>
          </table:table-cell>
          <table:table-cell table:style-name="ce4" table:formula="of:=AVERAGE([.AI9];[.AI17];[.AI25])" office:value-type="float" office:value="2.6" calcext:value-type="float">
            <text:p>3</text:p>
          </table:table-cell>
          <table:table-cell table:style-name="ce3"/>
          <table:table-cell table:style-name="ce6" table:number-columns-repeated="2"/>
          <table:table-cell table:style-name="ce4"/>
          <table:table-cell table:style-name="ce3"/>
          <table:table-cell table:style-name="ce6" table:number-columns-repeated="2"/>
          <table:table-cell table:style-name="ce4"/>
          <table:table-cell table:style-name="ce3" table:number-columns-repeated="16341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04:49:15.732930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07:22:51.793823380</meta:creation-date>
    <dc:date>2026-03-18T12:15:51.477652699</dc:date>
    <meta:editing-duration>PT10H52M13S</meta:editing-duration>
    <meta:editing-cycles>11</meta:editing-cycles>
    <meta:generator>LibreOffice/24.2.7.2$Linux_X86_64 LibreOffice_project/420$Build-2</meta:generator>
    <meta:document-statistic meta:table-count="1" meta:cell-count="799" meta:object-count="0"/>
  </office:meta>
</office:document-meta>
</file>